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91cm" style:rel-column-width="9988*"/>
    </style:style>
    <style:style style:name="Tabela1.B" style:family="table-column">
      <style:table-column-properties style:column-width="14.409cm" style:rel-column-width="5554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1.25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91cm" style:rel-column-width="9988*"/>
    </style:style>
    <style:style style:name="Tabela2.B" style:family="table-column">
      <style:table-column-properties style:column-width="14.409cm" style:rel-column-width="5554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1.254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1cm" style:rel-column-width="9988*"/>
    </style:style>
    <style:style style:name="Tabela3.B" style:family="table-column">
      <style:table-column-properties style:column-width="14.409cm" style:rel-column-width="5554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10" style:family="table-row">
      <style:table-row-properties style:min-row-height="1.254cm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91cm" style:rel-column-width="9988*"/>
    </style:style>
    <style:style style:name="Tabela5.B" style:family="table-column">
      <style:table-column-properties style:column-width="14.409cm" style:rel-column-width="55547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10" style:family="table-row">
      <style:table-row-properties style:min-row-height="1.254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91cm" style:rel-column-width="9988*"/>
    </style:style>
    <style:style style:name="Tabela6.B" style:family="table-column">
      <style:table-column-properties style:column-width="14.409cm" style:rel-column-width="5554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10" style:family="table-row">
      <style:table-row-properties style:min-row-height="1.254cm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91cm" style:rel-column-width="9988*"/>
    </style:style>
    <style:style style:name="Tabela7.B" style:family="table-column">
      <style:table-column-properties style:column-width="14.409cm" style:rel-column-width="5554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10" style:family="table-row">
      <style:table-row-properties style:min-row-height="1.254cm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591cm" style:rel-column-width="9988*"/>
    </style:style>
    <style:style style:name="Tabela8.B" style:family="table-column">
      <style:table-column-properties style:column-width="14.409cm" style:rel-column-width="55547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10" style:family="table-row">
      <style:table-row-properties style:min-row-height="1.254cm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588cm" style:rel-column-width="1467*"/>
    </style:style>
    <style:style style:name="Tabela9.B" style:family="table-column">
      <style:table-column-properties style:column-width="14.413cm" style:rel-column-width="8171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.10" style:family="table-row">
      <style:table-row-properties style:min-row-height="1.254cm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591cm" style:rel-column-width="9988*"/>
    </style:style>
    <style:style style:name="Tabela10.B" style:family="table-column">
      <style:table-column-properties style:column-width="14.409cm" style:rel-column-width="55547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.10" style:family="table-row">
      <style:table-row-properties style:min-row-height="1.254cm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591cm" style:rel-column-width="9988*"/>
    </style:style>
    <style:style style:name="Tabela13.B" style:family="table-column">
      <style:table-column-properties style:column-width="14.409cm" style:rel-column-width="55547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10" style:family="table-row">
      <style:table-row-properties style:min-row-height="1.254cm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591cm" style:rel-column-width="9988*"/>
    </style:style>
    <style:style style:name="Tabela14.B" style:family="table-column">
      <style:table-column-properties style:column-width="14.409cm" style:rel-column-width="55547*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B1" style:family="table-cell">
      <style:table-cell-properties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.10" style:family="table-row">
      <style:table-row-properties style:min-row-height="1.254cm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591cm" style:rel-column-width="9988*"/>
    </style:style>
    <style:style style:name="Tabela11.B" style:family="table-column">
      <style:table-column-properties style:column-width="14.409cm" style:rel-column-width="55547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.10" style:family="table-row">
      <style:table-row-properties style:min-row-height="1.254cm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591cm" style:rel-column-width="9988*"/>
    </style:style>
    <style:style style:name="Tabela12.B" style:family="table-column">
      <style:table-column-properties style:column-width="14.409cm" style:rel-column-width="55547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10" style:family="table-row">
      <style:table-row-properties style:min-row-height="1.254cm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589cm" style:rel-column-width="1468*"/>
    </style:style>
    <style:style style:name="Tabela15.B" style:family="table-column">
      <style:table-column-properties style:column-width="14.411cm" style:rel-column-width="8170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10" style:family="table-row">
      <style:table-row-properties style:min-row-height="1.25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1cm" style:rel-column-width="9988*"/>
    </style:style>
    <style:style style:name="Tabela4.B" style:family="table-column">
      <style:table-column-properties style:column-width="14.409cm" style:rel-column-width="5554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10" style:family="table-row">
      <style:table-row-properties style:min-row-height="1.254cm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591cm" style:rel-column-width="9988*"/>
    </style:style>
    <style:style style:name="Tabela16.B" style:family="table-column">
      <style:table-column-properties style:column-width="14.409cm" style:rel-column-width="55547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B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.5" style:family="table-row">
      <style:table-row-properties style:min-row-height="0.704cm"/>
    </style:style>
    <style:style style:name="Tabela16.10" style:family="table-row">
      <style:table-row-properties style:min-row-height="1.254cm"/>
    </style:style>
    <style:style style:name="P1" style:family="paragraph" style:parent-style-name="Standard">
      <style:text-properties officeooo:rsid="00142ce1" officeooo:paragraph-rsid="00169ca8"/>
    </style:style>
    <style:style style:name="P2" style:family="paragraph" style:parent-style-name="Standard">
      <style:text-properties officeooo:rsid="00142ce1" officeooo:paragraph-rsid="00181830"/>
    </style:style>
    <style:style style:name="P3" style:family="paragraph" style:parent-style-name="Standard">
      <style:text-properties officeooo:rsid="00142ce1" officeooo:paragraph-rsid="00238c00"/>
    </style:style>
    <style:style style:name="P4" style:family="paragraph" style:parent-style-name="Standard">
      <style:text-properties officeooo:rsid="00142ce1" officeooo:paragraph-rsid="00261d20"/>
    </style:style>
    <style:style style:name="P5" style:family="paragraph" style:parent-style-name="Standard">
      <style:text-properties officeooo:rsid="00142ce1" officeooo:paragraph-rsid="00275330"/>
    </style:style>
    <style:style style:name="P6" style:family="paragraph" style:parent-style-name="Standard">
      <style:text-properties officeooo:rsid="00142ce1" officeooo:paragraph-rsid="00296257"/>
    </style:style>
    <style:style style:name="P7" style:family="paragraph" style:parent-style-name="Standard">
      <style:text-properties officeooo:rsid="00142ce1" officeooo:paragraph-rsid="0029f8ce"/>
    </style:style>
    <style:style style:name="P8" style:family="paragraph" style:parent-style-name="Standard">
      <style:text-properties officeooo:rsid="00142ce1" officeooo:paragraph-rsid="002cda0e"/>
    </style:style>
    <style:style style:name="P9" style:family="paragraph" style:parent-style-name="Standard">
      <style:text-properties officeooo:rsid="00142ce1" officeooo:paragraph-rsid="002d3ccb"/>
    </style:style>
    <style:style style:name="P10" style:family="paragraph" style:parent-style-name="Standard">
      <style:text-properties officeooo:rsid="00142ce1" officeooo:paragraph-rsid="002f3729"/>
    </style:style>
    <style:style style:name="P11" style:family="paragraph" style:parent-style-name="Standard">
      <style:text-properties officeooo:rsid="00142ce1" officeooo:paragraph-rsid="00352020"/>
    </style:style>
    <style:style style:name="P12" style:family="paragraph" style:parent-style-name="Standard">
      <style:text-properties officeooo:paragraph-rsid="00169ca8"/>
    </style:style>
    <style:style style:name="P13" style:family="paragraph" style:parent-style-name="Table_20_Contents">
      <style:text-properties officeooo:paragraph-rsid="00169ca8"/>
    </style:style>
    <style:style style:name="P14" style:family="paragraph" style:parent-style-name="Table_20_Contents">
      <style:text-properties officeooo:rsid="000f10b0" officeooo:paragraph-rsid="000f10b0"/>
    </style:style>
    <style:style style:name="P15" style:family="paragraph" style:parent-style-name="Table_20_Contents">
      <style:text-properties officeooo:rsid="000f10b0" officeooo:paragraph-rsid="00169ca8"/>
    </style:style>
    <style:style style:name="P16" style:family="paragraph" style:parent-style-name="Table_20_Contents">
      <style:text-properties officeooo:rsid="000f10b0" officeooo:paragraph-rsid="00181830"/>
    </style:style>
    <style:style style:name="P17" style:family="paragraph" style:parent-style-name="Table_20_Contents">
      <style:text-properties officeooo:rsid="000f10b0" officeooo:paragraph-rsid="00261d20"/>
    </style:style>
    <style:style style:name="P18" style:family="paragraph" style:parent-style-name="Table_20_Contents">
      <style:text-properties officeooo:rsid="000f10b0" officeooo:paragraph-rsid="00275330"/>
    </style:style>
    <style:style style:name="P19" style:family="paragraph" style:parent-style-name="Table_20_Contents">
      <style:text-properties officeooo:rsid="000f10b0" officeooo:paragraph-rsid="00296257"/>
    </style:style>
    <style:style style:name="P20" style:family="paragraph" style:parent-style-name="Table_20_Contents">
      <style:text-properties officeooo:rsid="000f10b0" officeooo:paragraph-rsid="0029f8ce"/>
    </style:style>
    <style:style style:name="P21" style:family="paragraph" style:parent-style-name="Table_20_Contents">
      <style:text-properties officeooo:rsid="000f10b0" officeooo:paragraph-rsid="002cda0e"/>
    </style:style>
    <style:style style:name="P22" style:family="paragraph" style:parent-style-name="Table_20_Contents">
      <style:text-properties officeooo:rsid="000f10b0" officeooo:paragraph-rsid="002d3ccb"/>
    </style:style>
    <style:style style:name="P23" style:family="paragraph" style:parent-style-name="Table_20_Contents">
      <style:text-properties officeooo:rsid="000f10b0" officeooo:paragraph-rsid="002f3729"/>
    </style:style>
    <style:style style:name="P24" style:family="paragraph" style:parent-style-name="Table_20_Contents">
      <style:text-properties officeooo:rsid="000f10b0" officeooo:paragraph-rsid="00352020"/>
    </style:style>
    <style:style style:name="P25" style:family="paragraph" style:parent-style-name="Table_20_Contents">
      <style:text-properties officeooo:rsid="000f491b" officeooo:paragraph-rsid="000f491b"/>
    </style:style>
    <style:style style:name="P26" style:family="paragraph" style:parent-style-name="Table_20_Contents">
      <style:text-properties officeooo:rsid="0011196a" officeooo:paragraph-rsid="0011196a"/>
    </style:style>
    <style:style style:name="P27" style:family="paragraph" style:parent-style-name="Table_20_Contents">
      <style:text-properties officeooo:rsid="00152d6b" officeooo:paragraph-rsid="00152d6b"/>
    </style:style>
    <style:style style:name="P28" style:family="paragraph" style:parent-style-name="Table_20_Contents">
      <style:text-properties officeooo:rsid="00152d6b" officeooo:paragraph-rsid="00169ca8"/>
    </style:style>
    <style:style style:name="P29" style:family="paragraph" style:parent-style-name="Table_20_Contents">
      <style:text-properties officeooo:rsid="00152d6b" officeooo:paragraph-rsid="00261d20"/>
    </style:style>
    <style:style style:name="P30" style:family="paragraph" style:parent-style-name="Table_20_Contents">
      <style:text-properties officeooo:rsid="00169ca8" officeooo:paragraph-rsid="00169ca8"/>
    </style:style>
    <style:style style:name="P31" style:family="paragraph" style:parent-style-name="Table_20_Contents">
      <style:text-properties officeooo:paragraph-rsid="00181830"/>
    </style:style>
    <style:style style:name="P32" style:family="paragraph" style:parent-style-name="Table_20_Contents">
      <style:text-properties officeooo:rsid="00181830" officeooo:paragraph-rsid="00181830"/>
    </style:style>
    <style:style style:name="P33" style:family="paragraph" style:parent-style-name="Table_20_Contents">
      <style:text-properties officeooo:rsid="001b674f" officeooo:paragraph-rsid="001b674f"/>
    </style:style>
    <style:style style:name="P34" style:family="paragraph" style:parent-style-name="Table_20_Contents">
      <style:text-properties officeooo:rsid="001b674f" officeooo:paragraph-rsid="00238c00"/>
    </style:style>
    <style:style style:name="P35" style:family="paragraph" style:parent-style-name="Table_20_Contents">
      <style:text-properties officeooo:rsid="00211804" officeooo:paragraph-rsid="00211804"/>
    </style:style>
    <style:style style:name="P36" style:family="paragraph" style:parent-style-name="Table_20_Contents">
      <style:text-properties officeooo:rsid="00261d20" officeooo:paragraph-rsid="00261d20"/>
    </style:style>
    <style:style style:name="P37" style:family="paragraph" style:parent-style-name="Table_20_Contents">
      <style:text-properties officeooo:rsid="0026f883" officeooo:paragraph-rsid="0026f883"/>
    </style:style>
    <style:style style:name="P38" style:family="paragraph" style:parent-style-name="Table_20_Contents">
      <style:text-properties officeooo:rsid="00275330" officeooo:paragraph-rsid="00275330"/>
    </style:style>
    <style:style style:name="P39" style:family="paragraph" style:parent-style-name="Table_20_Contents">
      <style:text-properties officeooo:rsid="00275330" officeooo:paragraph-rsid="00296257"/>
    </style:style>
    <style:style style:name="P40" style:family="paragraph" style:parent-style-name="Table_20_Contents">
      <style:text-properties officeooo:rsid="002837f6" officeooo:paragraph-rsid="002837f6"/>
    </style:style>
    <style:style style:name="P41" style:family="paragraph" style:parent-style-name="Table_20_Contents">
      <style:text-properties officeooo:rsid="002837f6" officeooo:paragraph-rsid="00296257"/>
    </style:style>
    <style:style style:name="P42" style:family="paragraph" style:parent-style-name="Table_20_Contents">
      <style:text-properties officeooo:rsid="00296257" officeooo:paragraph-rsid="00296257"/>
    </style:style>
    <style:style style:name="P43" style:family="paragraph" style:parent-style-name="Table_20_Contents">
      <style:text-properties officeooo:rsid="00296257" officeooo:paragraph-rsid="0029f8ce"/>
    </style:style>
    <style:style style:name="P44" style:family="paragraph" style:parent-style-name="Table_20_Contents">
      <style:text-properties officeooo:rsid="00296257" officeooo:paragraph-rsid="002cda0e"/>
    </style:style>
    <style:style style:name="P45" style:family="paragraph" style:parent-style-name="Table_20_Contents">
      <style:text-properties officeooo:rsid="00296257" officeooo:paragraph-rsid="002d3ccb"/>
    </style:style>
    <style:style style:name="P46" style:family="paragraph" style:parent-style-name="Table_20_Contents">
      <style:text-properties officeooo:rsid="00296257" officeooo:paragraph-rsid="002f3729"/>
    </style:style>
    <style:style style:name="P47" style:family="paragraph" style:parent-style-name="Table_20_Contents">
      <style:text-properties officeooo:rsid="00296257" officeooo:paragraph-rsid="00352020"/>
    </style:style>
    <style:style style:name="P48" style:family="paragraph" style:parent-style-name="Table_20_Contents">
      <style:text-properties officeooo:rsid="0029f8ce" officeooo:paragraph-rsid="0029f8ce"/>
    </style:style>
    <style:style style:name="P49" style:family="paragraph" style:parent-style-name="Table_20_Contents">
      <style:text-properties officeooo:rsid="0029f8ce" officeooo:paragraph-rsid="002cda0e"/>
    </style:style>
    <style:style style:name="P50" style:family="paragraph" style:parent-style-name="Table_20_Contents">
      <style:text-properties officeooo:rsid="002cda0e" officeooo:paragraph-rsid="002cda0e"/>
    </style:style>
    <style:style style:name="P51" style:family="paragraph" style:parent-style-name="Table_20_Contents">
      <style:text-properties officeooo:rsid="002cda0e" officeooo:paragraph-rsid="00352020"/>
    </style:style>
    <style:style style:name="P52" style:family="paragraph" style:parent-style-name="Table_20_Contents">
      <style:text-properties officeooo:rsid="002d3ccb" officeooo:paragraph-rsid="002d3ccb"/>
    </style:style>
    <style:style style:name="P53" style:family="paragraph" style:parent-style-name="Table_20_Contents">
      <style:text-properties officeooo:rsid="002f3729" officeooo:paragraph-rsid="002f3729"/>
    </style:style>
    <style:style style:name="P54" style:family="paragraph" style:parent-style-name="Table_20_Contents">
      <style:text-properties officeooo:rsid="0030f66a" officeooo:paragraph-rsid="0030f66a"/>
    </style:style>
    <style:style style:name="P55" style:family="paragraph" style:parent-style-name="Table_20_Contents">
      <style:text-properties officeooo:rsid="003452ff" officeooo:paragraph-rsid="003452ff"/>
    </style:style>
    <style:style style:name="P56" style:family="paragraph" style:parent-style-name="Table_20_Contents">
      <style:text-properties officeooo:rsid="00352020" officeooo:paragraph-rsid="00352020"/>
    </style:style>
    <style:style style:name="P57" style:family="paragraph" style:parent-style-name="Table_20_Contents">
      <style:text-properties officeooo:rsid="0035dcf8" officeooo:paragraph-rsid="0035dcf8"/>
    </style:style>
    <style:style style:name="P58" style:family="paragraph" style:parent-style-name="Table_20_Contents">
      <style:text-properties officeooo:rsid="0037c359" officeooo:paragraph-rsid="0037c359"/>
    </style:style>
    <style:style style:name="P59" style:family="paragraph" style:parent-style-name="Table_20_Contents">
      <style:text-properties officeooo:rsid="00393afd" officeooo:paragraph-rsid="00393afd"/>
    </style:style>
    <style:style style:name="P60" style:family="paragraph" style:parent-style-name="Table_20_Contents">
      <style:text-properties fo:font-style="normal" style:text-underline-style="none" fo:font-weight="normal" officeooo:rsid="002b6ee6" officeooo:paragraph-rsid="002b6ee6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rsid="0039af46" officeooo:paragraph-rsid="0039af46"/>
    </style:style>
    <style:style style:name="P62" style:family="paragraph" style:parent-style-name="Standard">
      <style:text-properties officeooo:rsid="00142ce1" officeooo:paragraph-rsid="003acf53"/>
    </style:style>
    <style:style style:name="P63" style:family="paragraph" style:parent-style-name="Standard">
      <style:text-properties officeooo:rsid="00142ce1" officeooo:paragraph-rsid="002f3729"/>
    </style:style>
    <style:style style:name="P64" style:family="paragraph" style:parent-style-name="Standard">
      <style:text-properties officeooo:rsid="00142ce1" officeooo:paragraph-rsid="003dea80"/>
    </style:style>
    <style:style style:name="P65" style:family="paragraph" style:parent-style-name="Table_20_Contents" style:list-style-name="L1">
      <style:text-properties officeooo:rsid="00152d6b" officeooo:paragraph-rsid="00152d6b"/>
    </style:style>
    <style:style style:name="P66" style:family="paragraph" style:parent-style-name="Table_20_Contents" style:list-style-name="L38">
      <style:text-properties officeooo:rsid="00152d6b" officeooo:paragraph-rsid="003f8f85"/>
    </style:style>
    <style:style style:name="P67" style:family="paragraph" style:parent-style-name="Table_20_Contents">
      <style:text-properties officeooo:rsid="00152d6b" officeooo:paragraph-rsid="0041496a"/>
    </style:style>
    <style:style style:name="P68" style:family="paragraph" style:parent-style-name="Table_20_Contents" style:list-style-name="L1">
      <style:text-properties officeooo:rsid="00169ca8" officeooo:paragraph-rsid="00169ca8"/>
    </style:style>
    <style:style style:name="P69" style:family="paragraph" style:parent-style-name="Table_20_Contents" style:list-style-name="L2">
      <style:text-properties officeooo:rsid="00169ca8" officeooo:paragraph-rsid="00169ca8"/>
    </style:style>
    <style:style style:name="P70" style:family="paragraph" style:parent-style-name="Table_20_Contents" style:list-style-name="L2">
      <style:text-properties officeooo:rsid="00169ca8" officeooo:paragraph-rsid="0041496a"/>
    </style:style>
    <style:style style:name="P71" style:family="paragraph" style:parent-style-name="Table_20_Contents" style:list-style-name="L3">
      <style:text-properties officeooo:rsid="00169ca8" officeooo:paragraph-rsid="00169ca8"/>
    </style:style>
    <style:style style:name="P72" style:family="paragraph" style:parent-style-name="Table_20_Contents" style:list-style-name="L4">
      <style:text-properties officeooo:rsid="00169ca8" officeooo:paragraph-rsid="00169ca8"/>
    </style:style>
    <style:style style:name="P73" style:family="paragraph" style:parent-style-name="Table_20_Contents" style:list-style-name="L5">
      <style:text-properties officeooo:rsid="00169ca8" officeooo:paragraph-rsid="00169ca8"/>
    </style:style>
    <style:style style:name="P74" style:family="paragraph" style:parent-style-name="Table_20_Contents" style:list-style-name="L6">
      <style:text-properties officeooo:rsid="00169ca8" officeooo:paragraph-rsid="00169ca8"/>
    </style:style>
    <style:style style:name="P75" style:family="paragraph" style:parent-style-name="Table_20_Contents" style:list-style-name="L38">
      <style:text-properties officeooo:rsid="00169ca8" officeooo:paragraph-rsid="003f8f85"/>
    </style:style>
    <style:style style:name="P76" style:family="paragraph" style:parent-style-name="Table_20_Contents" style:list-style-name="L7">
      <style:text-properties officeooo:rsid="00211804" officeooo:paragraph-rsid="00211804"/>
    </style:style>
    <style:style style:name="P77" style:family="paragraph" style:parent-style-name="Table_20_Contents" style:list-style-name="L8">
      <style:text-properties officeooo:rsid="00211804" officeooo:paragraph-rsid="00211804"/>
    </style:style>
    <style:style style:name="P78" style:family="paragraph" style:parent-style-name="Table_20_Contents">
      <style:text-properties officeooo:rsid="00211804" officeooo:paragraph-rsid="003acf53"/>
    </style:style>
    <style:style style:name="P79" style:family="paragraph" style:parent-style-name="Table_20_Contents">
      <style:text-properties officeooo:rsid="00211804" officeooo:paragraph-rsid="003dea80"/>
    </style:style>
    <style:style style:name="P80" style:family="paragraph" style:parent-style-name="Table_20_Contents">
      <style:text-properties officeooo:rsid="00211804" officeooo:paragraph-rsid="00211804"/>
    </style:style>
    <style:style style:name="P81" style:family="paragraph" style:parent-style-name="Table_20_Contents" style:list-style-name="L33">
      <style:text-properties officeooo:rsid="00245d4e" officeooo:paragraph-rsid="003acf53"/>
    </style:style>
    <style:style style:name="P82" style:family="paragraph" style:parent-style-name="Table_20_Contents">
      <style:text-properties officeooo:rsid="00245d4e" officeooo:paragraph-rsid="003acf53"/>
    </style:style>
    <style:style style:name="P83" style:family="paragraph" style:parent-style-name="Table_20_Contents" style:list-style-name="L9">
      <style:text-properties officeooo:rsid="0026f883" officeooo:paragraph-rsid="0026f883"/>
    </style:style>
    <style:style style:name="P84" style:family="paragraph" style:parent-style-name="Table_20_Contents" style:list-style-name="L10">
      <style:text-properties officeooo:rsid="0026f883" officeooo:paragraph-rsid="0026f883"/>
    </style:style>
    <style:style style:name="P85" style:family="paragraph" style:parent-style-name="Table_20_Contents" style:list-style-name="Numbering_20_123">
      <style:text-properties officeooo:rsid="0026f883" officeooo:paragraph-rsid="0026f883"/>
    </style:style>
    <style:style style:name="P86" style:family="paragraph" style:parent-style-name="Table_20_Contents" style:list-style-name="L11">
      <style:text-properties officeooo:rsid="00275330" officeooo:paragraph-rsid="00275330"/>
    </style:style>
    <style:style style:name="P87" style:family="paragraph" style:parent-style-name="Table_20_Contents" style:list-style-name="L15">
      <style:text-properties officeooo:rsid="0029f8ce" officeooo:paragraph-rsid="0029f8ce"/>
    </style:style>
    <style:style style:name="P88" style:family="paragraph" style:parent-style-name="Table_20_Contents" style:list-style-name="L14">
      <style:text-properties officeooo:rsid="0029f8ce" officeooo:paragraph-rsid="0029f8ce"/>
    </style:style>
    <style:style style:name="P89" style:family="paragraph" style:parent-style-name="Table_20_Contents" style:list-style-name="L17">
      <style:text-properties officeooo:rsid="002cda0e" officeooo:paragraph-rsid="002cda0e"/>
    </style:style>
    <style:style style:name="P90" style:family="paragraph" style:parent-style-name="Table_20_Contents" style:list-style-name="L18">
      <style:text-properties officeooo:rsid="002cda0e" officeooo:paragraph-rsid="002cda0e"/>
    </style:style>
    <style:style style:name="P91" style:family="paragraph" style:parent-style-name="Table_20_Contents" style:list-style-name="L19">
      <style:text-properties officeooo:rsid="002cda0e" officeooo:paragraph-rsid="002cda0e"/>
    </style:style>
    <style:style style:name="P92" style:family="paragraph" style:parent-style-name="Table_20_Contents" style:list-style-name="L22">
      <style:text-properties officeooo:rsid="0037c359" officeooo:paragraph-rsid="0037c359"/>
    </style:style>
    <style:style style:name="P93" style:family="paragraph" style:parent-style-name="Table_20_Contents" style:list-style-name="L23">
      <style:text-properties officeooo:rsid="0037c359" officeooo:paragraph-rsid="0037c359"/>
    </style:style>
    <style:style style:name="P94" style:family="paragraph" style:parent-style-name="Table_20_Contents" style:list-style-name="L25">
      <style:text-properties officeooo:rsid="00393afd" officeooo:paragraph-rsid="00393afd"/>
    </style:style>
    <style:style style:name="P95" style:family="paragraph" style:parent-style-name="Table_20_Contents" style:list-style-name="L24">
      <style:text-properties officeooo:rsid="00393afd" officeooo:paragraph-rsid="00393afd"/>
    </style:style>
    <style:style style:name="P96" style:family="paragraph" style:parent-style-name="Table_20_Contents" style:list-style-name="L27">
      <style:text-properties officeooo:rsid="0030f66a" officeooo:paragraph-rsid="0030f66a"/>
    </style:style>
    <style:style style:name="P97" style:family="paragraph" style:parent-style-name="Table_20_Contents" style:list-style-name="L28">
      <style:text-properties officeooo:rsid="0030f66a" officeooo:paragraph-rsid="0030f66a"/>
    </style:style>
    <style:style style:name="P98" style:family="paragraph" style:parent-style-name="Table_20_Contents">
      <style:text-properties officeooo:rsid="000f10b0" officeooo:paragraph-rsid="003acf53"/>
    </style:style>
    <style:style style:name="P99" style:family="paragraph" style:parent-style-name="Table_20_Contents">
      <style:text-properties officeooo:rsid="000f10b0" officeooo:paragraph-rsid="003dea80"/>
    </style:style>
    <style:style style:name="P100" style:family="paragraph" style:parent-style-name="Table_20_Contents" style:list-style-name="L29">
      <style:text-properties officeooo:rsid="0025d967" officeooo:paragraph-rsid="003acf53"/>
    </style:style>
    <style:style style:name="P101" style:family="paragraph" style:parent-style-name="Table_20_Contents" style:list-style-name="L30">
      <style:text-properties officeooo:rsid="0025d967" officeooo:paragraph-rsid="003acf53"/>
    </style:style>
    <style:style style:name="P102" style:family="paragraph" style:parent-style-name="Table_20_Contents" style:list-style-name="L31">
      <style:text-properties officeooo:rsid="0025d967" officeooo:paragraph-rsid="003acf53"/>
    </style:style>
    <style:style style:name="P103" style:family="paragraph" style:parent-style-name="Table_20_Contents">
      <style:text-properties officeooo:rsid="0025d967" officeooo:paragraph-rsid="003acf53"/>
    </style:style>
    <style:style style:name="P104" style:family="paragraph" style:parent-style-name="Table_20_Contents" style:list-style-name="L34">
      <style:text-properties officeooo:rsid="0025d967" officeooo:paragraph-rsid="003acf53"/>
    </style:style>
    <style:style style:name="P105" style:family="paragraph" style:parent-style-name="Table_20_Contents" style:list-style-name="L35">
      <style:text-properties officeooo:rsid="0025d967" officeooo:paragraph-rsid="003acf53"/>
    </style:style>
    <style:style style:name="P106" style:family="paragraph" style:parent-style-name="Table_20_Contents" style:list-style-name="L36">
      <style:text-properties officeooo:rsid="0025d967" officeooo:paragraph-rsid="003acf53"/>
    </style:style>
    <style:style style:name="P107" style:family="paragraph" style:parent-style-name="Table_20_Contents" style:list-style-name="L37">
      <style:text-properties officeooo:rsid="0025d967" officeooo:paragraph-rsid="003acf53"/>
    </style:style>
    <style:style style:name="P108" style:family="paragraph" style:parent-style-name="Table_20_Contents" style:list-style-name="L32">
      <style:text-properties officeooo:rsid="00275ead" officeooo:paragraph-rsid="003acf53"/>
    </style:style>
    <style:style style:name="P109" style:family="paragraph" style:parent-style-name="Table_20_Contents">
      <style:text-properties officeooo:rsid="00238c00" officeooo:paragraph-rsid="003acf53"/>
    </style:style>
    <style:style style:name="P110" style:family="paragraph" style:parent-style-name="Table_20_Contents">
      <style:text-properties officeooo:rsid="002506d2" officeooo:paragraph-rsid="003acf53"/>
    </style:style>
    <style:style style:name="P111" style:family="paragraph" style:parent-style-name="Table_20_Contents">
      <style:text-properties officeooo:rsid="00294d0e" officeooo:paragraph-rsid="003dea80"/>
    </style:style>
    <style:style style:name="P112" style:family="paragraph" style:parent-style-name="Table_20_Contents">
      <style:text-properties officeooo:rsid="00294d0e" officeooo:paragraph-rsid="003acf53"/>
    </style:style>
    <style:style style:name="P113" style:family="paragraph" style:parent-style-name="Table_20_Contents">
      <style:text-properties officeooo:rsid="003dea80" officeooo:paragraph-rsid="003dea80"/>
    </style:style>
    <style:style style:name="P114" style:family="paragraph" style:parent-style-name="Table_20_Contents">
      <style:text-properties officeooo:rsid="003f8f85" officeooo:paragraph-rsid="003f8f85"/>
    </style:style>
    <style:style style:name="P115" style:family="paragraph" style:parent-style-name="Table_20_Contents" style:list-style-name="L38">
      <style:text-properties officeooo:rsid="003f8f85" officeooo:paragraph-rsid="003f8f85"/>
    </style:style>
    <style:style style:name="P116" style:family="paragraph" style:parent-style-name="Table_20_Contents" style:list-style-name="L39">
      <style:text-properties officeooo:rsid="003f8f85" officeooo:paragraph-rsid="003f8f85"/>
    </style:style>
    <style:style style:name="P117" style:family="paragraph" style:parent-style-name="Table_20_Contents" style:list-style-name="L12">
      <style:text-properties officeooo:rsid="00296257" officeooo:paragraph-rsid="00296257"/>
    </style:style>
    <style:style style:name="P118" style:family="paragraph" style:parent-style-name="Table_20_Contents" style:list-style-name="L13">
      <style:text-properties officeooo:rsid="00296257" officeooo:paragraph-rsid="00296257"/>
    </style:style>
    <style:style style:name="P119" style:family="paragraph" style:parent-style-name="Table_20_Contents" style:list-style-name="L14">
      <style:text-properties officeooo:rsid="00296257" officeooo:paragraph-rsid="00296257"/>
    </style:style>
    <style:style style:name="P120" style:family="paragraph" style:parent-style-name="Table_20_Contents" style:list-style-name="Numbering_20_123">
      <style:text-properties officeooo:rsid="00261d20" officeooo:paragraph-rsid="00261d20"/>
    </style:style>
    <style:style style:name="P121" style:family="paragraph" style:parent-style-name="Table_20_Contents" style:list-style-name="L12">
      <style:text-properties officeooo:rsid="00261d20" officeooo:paragraph-rsid="00275330"/>
    </style:style>
    <style:style style:name="P122" style:family="paragraph" style:parent-style-name="Table_20_Contents" style:list-style-name="L13">
      <style:text-properties officeooo:rsid="00261d20" officeooo:paragraph-rsid="00296257"/>
    </style:style>
    <style:style style:name="P123" style:family="paragraph" style:parent-style-name="Table_20_Contents" style:list-style-name="L14">
      <style:text-properties officeooo:rsid="00261d20" officeooo:paragraph-rsid="00296257"/>
    </style:style>
    <style:style style:name="P124" style:family="paragraph" style:parent-style-name="Table_20_Contents" style:list-style-name="L16">
      <style:text-properties officeooo:rsid="00261d20" officeooo:paragraph-rsid="0029f8ce"/>
    </style:style>
    <style:style style:name="P125" style:family="paragraph" style:parent-style-name="Table_20_Contents" style:list-style-name="L20">
      <style:text-properties officeooo:rsid="00261d20" officeooo:paragraph-rsid="002cda0e"/>
    </style:style>
    <style:style style:name="P126" style:family="paragraph" style:parent-style-name="Table_20_Contents" style:list-style-name="L21">
      <style:text-properties officeooo:rsid="00261d20" officeooo:paragraph-rsid="00352020"/>
    </style:style>
    <style:style style:name="P127" style:family="paragraph" style:parent-style-name="Table_20_Contents" style:list-style-name="L24">
      <style:text-properties officeooo:rsid="00261d20" officeooo:paragraph-rsid="00352020"/>
    </style:style>
    <style:style style:name="P128" style:family="paragraph" style:parent-style-name="Table_20_Contents" style:list-style-name="L26">
      <style:text-properties officeooo:rsid="00261d20" officeooo:paragraph-rsid="002d3ccb"/>
    </style:style>
    <style:style style:name="P129" style:family="paragraph" style:parent-style-name="Table_20_Contents" style:list-style-name="L16">
      <style:text-properties officeooo:rsid="002ab764" officeooo:paragraph-rsid="002ab764"/>
    </style:style>
    <style:style style:name="P130" style:family="paragraph" style:parent-style-name="Table_20_Contents" style:list-style-name="L20">
      <style:text-properties officeooo:rsid="002d3ccb" officeooo:paragraph-rsid="002d3ccb"/>
    </style:style>
    <style:style style:name="P131" style:family="paragraph" style:parent-style-name="Table_20_Contents" style:list-style-name="L21">
      <style:text-properties officeooo:rsid="002d3ccb" officeooo:paragraph-rsid="00352020"/>
    </style:style>
    <style:style style:name="P132" style:family="paragraph" style:parent-style-name="Table_20_Contents" style:list-style-name="L24">
      <style:text-properties officeooo:rsid="002d3ccb" officeooo:paragraph-rsid="00352020"/>
    </style:style>
    <style:style style:name="P133" style:family="paragraph" style:parent-style-name="Table_20_Contents" style:list-style-name="L26">
      <style:text-properties officeooo:rsid="002d3ccb" officeooo:paragraph-rsid="002d3ccb"/>
    </style:style>
    <style:style style:name="P134" style:family="paragraph" style:parent-style-name="Table_20_Contents" style:list-style-name="L26">
      <style:text-properties officeooo:rsid="002f3729" officeooo:paragraph-rsid="002f3729"/>
    </style:style>
    <style:style style:name="P135" style:family="paragraph" style:parent-style-name="Text_20_body">
      <style:text-properties officeooo:rsid="0039af46" officeooo:paragraph-rsid="0042d3e6"/>
    </style:style>
    <style:style style:name="P136" style:family="paragraph" style:parent-style-name="Text_20_body">
      <style:text-properties officeooo:rsid="0039af46" officeooo:paragraph-rsid="0039af46"/>
    </style:style>
    <style:style style:name="P137" style:family="paragraph" style:parent-style-name="Text_20_body">
      <style:text-properties fo:font-weight="normal" officeooo:rsid="0042d3e6" officeooo:paragraph-rsid="0042d3e6" style:font-weight-asian="normal" style:font-weight-complex="normal"/>
    </style:style>
    <style:style style:name="P138" style:family="paragraph" style:parent-style-name="Text_20_body">
      <style:text-properties officeooo:rsid="0042d3e6" officeooo:paragraph-rsid="0042d3e6"/>
    </style:style>
    <style:style style:name="T1" style:family="text">
      <style:text-properties officeooo:rsid="00126ed1"/>
    </style:style>
    <style:style style:name="T2" style:family="text">
      <style:text-properties officeooo:rsid="0026f883"/>
    </style:style>
    <style:style style:name="T3" style:family="text">
      <style:text-properties officeooo:rsid="002837f6"/>
    </style:style>
    <style:style style:name="T4" style:family="text">
      <style:text-properties officeooo:rsid="00296257"/>
    </style:style>
    <style:style style:name="T5" style:family="text">
      <style:text-properties officeooo:rsid="0029f8ce"/>
    </style:style>
    <style:style style:name="T6" style:family="text">
      <style:text-properties officeooo:rsid="002ab764"/>
    </style:style>
    <style:style style:name="T7" style:family="text">
      <style:text-properties officeooo:rsid="002cda0e"/>
    </style:style>
    <style:style style:name="T8" style:family="text">
      <style:text-properties officeooo:rsid="002d3ccb"/>
    </style:style>
    <style:style style:name="T9" style:family="text">
      <style:text-properties officeooo:rsid="0030f66a"/>
    </style:style>
    <style:style style:name="T10" style:family="text">
      <style:text-properties officeooo:rsid="003452ff"/>
    </style:style>
    <style:style style:name="T11" style:family="text">
      <style:text-properties officeooo:rsid="00352020"/>
    </style:style>
    <style:style style:name="T12" style:family="text">
      <style:text-properties officeooo:rsid="0035dcf8"/>
    </style:style>
    <style:style style:name="T13" style:family="text">
      <style:text-properties officeooo:rsid="0037c359"/>
    </style:style>
    <style:style style:name="T14" style:family="text">
      <style:text-properties officeooo:rsid="00393afd"/>
    </style:style>
    <style:style style:name="T15" style:family="text">
      <style:text-properties officeooo:rsid="00275ead"/>
    </style:style>
    <style:style style:name="T16" style:family="text">
      <style:text-properties officeooo:rsid="00245d4e"/>
    </style:style>
    <style:style style:name="T17" style:family="text">
      <style:text-properties officeooo:rsid="00294d0e"/>
    </style:style>
    <style:style style:name="T18" style:family="text">
      <style:text-properties officeooo:rsid="003dea80"/>
    </style:style>
    <style:style style:name="T19" style:family="text">
      <style:text-properties officeooo:rsid="0041496a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<text:span text:style-name="T20">Wstęp:</text:span></text:p>
      <text:p text:style-name="P137">System mający na celu zarządzanie stanem przesyłek oraz obsługę ich nadawania. Jest on stworzony z myślą o działającej w jednym kraju firmie kurierskiej.</text:p>
      <text:p text:style-name="P135"><text:span text:style-name="T20">Zakres</text:span>:</text:p>
      <text:p text:style-name="P138">Nadawanie przesyłek, kontrolowanie ich trasy, zarządzanie kontami, zarządzanie zwrotami.</text:p>
      <text:p text:style-name="P61"><text:span text:style-name="T20">Spis Treści</text:span>:<text:line-break/>1. Nadaj przesyłkę</text:p>
      <text:p text:style-name="P61">2.Pobierz etykietę</text:p>
      <text:p text:style-name="P61">3. Wysłanie wniosku o zostanie stałym nadawcą</text:p>
      <text:p text:style-name="P61">4. Anulowanie wysyłki</text:p>
      <text:p text:style-name="P61">5. <text:span text:style-name="T18">Lokalizacja przesyłki</text:span></text:p>
      <text:p text:style-name="P61">6. <text:span text:style-name="T18">Żądanie zwrotu</text:span></text:p>
      <text:p text:style-name="P61">7. Logowanie</text:p>
      <text:p text:style-name="P61">8. Akceptacja zwrotu</text:p>
      <text:p text:style-name="P61">9. Odmowa zwrotu</text:p>
      <text:p text:style-name="P61">10. Pobierz listę zwrotów</text:p>
      <text:p text:style-name="P61">11. Stworzenie konta</text:p>
      <text:p text:style-name="P61">12. Usunięcie konta</text:p>
      <text:p text:style-name="P61">13. Zmiana hasła</text:p>
      <text:p text:style-name="P61">14. Aktualizacja konta</text:p>
      <text:p text:style-name="P61">15. Pobierz listę przesyłek do transportu</text:p>
      <text:p text:style-name="P61">16. Aktualizacja stanu przesyłki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Nazwa</text:p>
          </table:table-cell>
          <table:table-cell table:style-name="Tabela1.B1" office:value-type="string">
            <text:p text:style-name="P25">Nadaj przesyłkę</text:p>
          </table:table-cell>
        </table:table-row>
        <table:table-row>
          <table:table-cell table:style-name="Tabela1.A2" office:value-type="string">
            <text:p text:style-name="P14">Numer</text:p>
          </table:table-cell>
          <table:table-cell table:style-name="Tabela1.B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14">Aktorzy</text:p>
          </table:table-cell>
          <table:table-cell table:style-name="Tabela1.B2" office:value-type="string">
            <text:p text:style-name="P25">Nadawca</text:p>
          </table:table-cell>
        </table:table-row>
        <table:table-row>
          <table:table-cell table:style-name="Tabela1.A2" office:value-type="string">
            <text:p text:style-name="P14">Krótki opis</text:p>
          </table:table-cell>
          <table:table-cell table:style-name="Tabela1.B2" office:value-type="string">
            <text:p text:style-name="P26">Nadanie paczki za pomocą internetu</text:p>
          </table:table-cell>
        </table:table-row>
        <table:table-row>
          <table:table-cell table:style-name="Tabela1.A2" office:value-type="string">
            <text:p text:style-name="P14">Warunki wstępne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14">Warunki końcowe</text:p>
          </table:table-cell>
          <table:table-cell table:style-name="Tabela1.B2" office:value-type="string">
            <text:p text:style-name="P27">Paczka została dodana do rejestru</text:p>
          </table:table-cell>
        </table:table-row>
        <table:table-row>
          <table:table-cell table:style-name="Tabela1.A2" office:value-type="string">
            <text:p text:style-name="P14">Główny przepływ zdarzeń</text:p>
          </table:table-cell>
          <table:table-cell table:style-name="Tabela1.B2" office:value-type="string">
            <text:list text:style-name="L1">
              <text:list-item>
                <text:p text:style-name="P65">Nadawca wypełnia formularz wysyłki</text:p>
              </text:list-item>
              <text:list-item>
                <text:p text:style-name="P65">System ustala cenę zlecenia</text:p>
              </text:list-item>
              <text:list-item>
                <text:p text:style-name="P65">Nadawca dokonuje płatności za pomocą wybranego sposobu</text:p>
              </text:list-item>
              <text:list-item>
                <text:p text:style-name="P65">Przesyłka zostaje dodana do rejestru</text:p>
              </text:list-item>
              <text:list-item>
                <text:p text:style-name="P65">System generuje etykietę dla tej przesyłki</text:p>
              </text:list-item>
              <text:list-item>
                <text:p text:style-name="P68">System wyświetla numer paczki oraz link do pobrania pliku z etykietą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p text:style-name="P14">Alternatywne przepływy <text:span text:style-name="T1">zdarzeń</text:span></text:p>
          </table:table-cell>
          <table:table-cell table:style-name="Tabela1.B2" office:value-type="string">
            <text:p text:style-name="P27">1b. Nadawca podał niepoprawne dane.</text:p>
            <text:list xml:id="list10638438" text:style-name="L2">
              <text:list-item>
                <text:p text:style-name="P69">System odmawia wysłania formularza i podświetla niepoprawne pola</text:p>
              </text:list-item>
            </text:list>
            <text:p text:style-name="P27">3b. Płatność odrzucona</text:p>
            <text:list text:style-name="L3">
              <text:list-item>
                <text:p text:style-name="P71">System wyświetla komunikat o błędzie</text:p>
              </text:list-item>
              <text:list-item>
                <text:p text:style-name="P71">Nadawca powraca do strony wyboru sposobu płatności</text:p>
              </text:list-item>
            </text:list>
          </table:table-cell>
        </table:table-row>
        <table:table-row>
          <table:table-cell table:style-name="Tabela1.A2" office:value-type="string">
            <text:p text:style-name="P14">Specjalne wymagania</text:p>
          </table:table-cell>
          <table:table-cell table:style-name="Tabela1.B2" office:value-type="string">
            <text:p text:style-name="Table_20_Contents">-</text:p>
          </table:table-cell>
        </table:table-row>
        <table:table-row table:style-name="Tabela1.10">
          <table:table-cell table:style-name="Tabela1.A2" office:value-type="string">
            <text:p text:style-name="P14">Notatki</text:p>
          </table:table-cell>
          <table:table-cell table:style-name="Tabela1.B2" office:value-type="string">
            <text:p text:style-name="P27">-</text:p>
          </table:table-cell>
        </table:table-row>
      </table:table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Nazwa</text:p>
          </table:table-cell>
          <table:table-cell table:style-name="Tabela2.B1" office:value-type="string">
            <text:p text:style-name="P30">Pobierz etykietę</text:p>
          </table:table-cell>
        </table:table-row>
        <table:table-row>
          <table:table-cell table:style-name="Tabela2.A2" office:value-type="string">
            <text:p text:style-name="P15">Numer</text:p>
          </table:table-cell>
          <table:table-cell table:style-name="Tabela2.B2" office:value-type="string">
            <text:p text:style-name="P30">2</text:p>
          </table:table-cell>
        </table:table-row>
        <table:table-row>
          <table:table-cell table:style-name="Tabela2.A2" office:value-type="string">
            <text:p text:style-name="P15">Aktorzy</text:p>
          </table:table-cell>
          <table:table-cell table:style-name="Tabela2.B2" office:value-type="string">
            <text:p text:style-name="P30">Nadawca</text:p>
          </table:table-cell>
        </table:table-row>
        <table:table-row>
          <table:table-cell table:style-name="Tabela2.A2" office:value-type="string">
            <text:p text:style-name="P15">Krótki opis</text:p>
          </table:table-cell>
          <table:table-cell table:style-name="Tabela2.B2" office:value-type="string">
            <text:p text:style-name="P30">Wysłanie maila z plikiem z etykietą paczki</text:p>
          </table:table-cell>
        </table:table-row>
        <table:table-row>
          <table:table-cell table:style-name="Tabela2.A2" office:value-type="string">
            <text:p text:style-name="P15">Warunki wstępne</text:p>
          </table:table-cell>
          <table:table-cell table:style-name="Tabela2.B2" office:value-type="string">
            <text:p text:style-name="P30">Przesyłka musi istnieć</text:p>
          </table:table-cell>
        </table:table-row>
        <table:table-row>
          <table:table-cell table:style-name="Tabela2.A2" office:value-type="string">
            <text:p text:style-name="P15">Warunki końcowe</text:p>
          </table:table-cell>
          <table:table-cell table:style-name="Tabela2.B2" office:value-type="string">
            <text:p text:style-name="P30">Nadawca otrzymuje mail z etykietą paczki</text:p>
          </table:table-cell>
        </table:table-row>
        <table:table-row>
          <table:table-cell table:style-name="Tabela2.A2" office:value-type="string">
            <text:p text:style-name="P15">Główny przepływ zdarzeń</text:p>
          </table:table-cell>
          <table:table-cell table:style-name="Tabela2.B2" office:value-type="string">
            <text:list text:style-name="L4">
              <text:list-item>
                <text:p text:style-name="P72">Nadawca wprowadza numer paczki</text:p>
              </text:list-item>
              <text:list-item>
                <text:p text:style-name="P72">System wysyła mail z plikiem z etykietą na adres podany podczas nadawania paczki</text:p>
              </text:list-item>
            </text:list>
          </table:table-cell>
        </table:table-row>
        <table:table-row>
          <table:table-cell table:style-name="Tabela2.A2" office:value-type="string">
            <text:p text:style-name="P15">Alternatywne przepływy <text:span text:style-name="T1">zdarzeń</text:span></text:p>
          </table:table-cell>
          <table:table-cell table:style-name="Tabela2.B2" office:value-type="string">
            <text:p text:style-name="P30">1b. Numer paczki jest niepoprawny</text:p>
            <text:list text:style-name="L5">
              <text:list-item>
                <text:p text:style-name="P73">Wyświetlony zostaje komunikat o błędzie</text:p>
              </text:list-item>
            </text:list>
            <text:p text:style-name="P30">2b. Nadawca wybiera opcję otrzymania etykiety na inny adres e-mail</text:p>
            <text:list text:style-name="L6">
              <text:list-item>
                <text:p text:style-name="P74">Mail zostaje wysłany na nowy adres e-mail zamiast podanego przy nadawaniu</text:p>
              </text:list-item>
            </text:list>
          </table:table-cell>
        </table:table-row>
        <table:table-row>
          <table:table-cell table:style-name="Tabela2.A2" office:value-type="string">
            <text:p text:style-name="P15">Specjalne wymagania</text:p>
          </table:table-cell>
          <table:table-cell table:style-name="Tabela2.B2" office:value-type="string">
            <text:p text:style-name="P13">-</text:p>
          </table:table-cell>
        </table:table-row>
        <table:table-row table:style-name="Tabela2.10">
          <table:table-cell table:style-name="Tabela2.A2" office:value-type="string">
            <text:p text:style-name="P15">Notatki</text:p>
          </table:table-cell>
          <table:table-cell table:style-name="Tabela2.B2" office:value-type="string">
            <text:p text:style-name="P28">-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Nazwa</text:p>
          </table:table-cell>
          <table:table-cell table:style-name="Tabela3.B1" office:value-type="string">
            <text:p text:style-name="P32">Wysłanie wniosku o zostanie stałym nadawcą</text:p>
          </table:table-cell>
        </table:table-row>
        <table:table-row>
          <table:table-cell table:style-name="Tabela3.A2" office:value-type="string">
            <text:p text:style-name="P16">Numer</text:p>
          </table:table-cell>
          <table:table-cell table:style-name="Tabela3.B2" office:value-type="string">
            <text:p text:style-name="P32">3</text:p>
          </table:table-cell>
        </table:table-row>
        <table:table-row>
          <table:table-cell table:style-name="Tabela3.A2" office:value-type="string">
            <text:p text:style-name="P16">Aktorzy</text:p>
          </table:table-cell>
          <table:table-cell table:style-name="Tabela3.B2" office:value-type="string">
            <text:p text:style-name="P34">Wnioskodawca, Odpowiedzialny za współpracę pracownik firmy</text:p>
          </table:table-cell>
        </table:table-row>
        <table:table-row>
          <table:table-cell table:style-name="Tabela3.A2" office:value-type="string">
            <text:p text:style-name="P16">Krótki opis</text:p>
          </table:table-cell>
          <table:table-cell table:style-name="Tabela3.B2" office:value-type="string">
            <text:p text:style-name="P33">Wnioskodawca wysyła wniosek o założenie konta stałego nadawcy</text:p>
          </table:table-cell>
        </table:table-row>
        <table:table-row>
          <table:table-cell table:style-name="Tabela3.A2" office:value-type="string">
            <text:p text:style-name="P16">Warunki wstępne</text:p>
          </table:table-cell>
          <table:table-cell table:style-name="Tabela3.B2" office:value-type="string">
            <text:p text:style-name="P31">-</text:p>
          </table:table-cell>
        </table:table-row>
        <table:table-row>
          <table:table-cell table:style-name="Tabela3.A2" office:value-type="string">
            <text:p text:style-name="P16">Warunki końcowe</text:p>
          </table:table-cell>
          <table:table-cell table:style-name="Tabela3.B2" office:value-type="string">
            <text:p text:style-name="P33">Odpowiedzialny za współpracę pracownik firmy otrzymuje wniosek o zostanie stałym nadawcą </text:p>
          </table:table-cell>
        </table:table-row>
        <table:table-row>
          <table:table-cell table:style-name="Tabela3.A2" office:value-type="string">
            <text:p text:style-name="P16">Główny przepływ zdarzeń</text:p>
          </table:table-cell>
          <table:table-cell table:style-name="Tabela3.B2" office:value-type="string">
            <text:list text:style-name="L7">
              <text:list-item>
                <text:p text:style-name="P76">Wnioskodawca wypełnia formularz</text:p>
              </text:list-item>
              <text:list-item>
                <text:p text:style-name="P76">Dane zostają wysłane na jeden z e-maili zdefiniowanych przez administratora</text:p>
              </text:list-item>
            </text:list>
          </table:table-cell>
        </table:table-row>
        <text:soft-page-break/>
        <table:table-row>
          <table:table-cell table:style-name="Tabela3.A2" office:value-type="string">
            <text:p text:style-name="P16">Alternatywne przepływy <text:span text:style-name="T1">zdarzeń</text:span></text:p>
          </table:table-cell>
          <table:table-cell table:style-name="Tabela3.B2" office:value-type="string">
            <text:p text:style-name="P35">1b. Wnioskodawca podał błędne dane w formularzu</text:p>
            <text:list text:style-name="L8">
              <text:list-item>
                <text:p text:style-name="P77">Dane nie zostają wysłane.</text:p>
              </text:list-item>
            </text:list>
          </table:table-cell>
        </table:table-row>
        <table:table-row>
          <table:table-cell table:style-name="Tabela3.A2" office:value-type="string">
            <text:p text:style-name="P16">Specjalne wymagania</text:p>
          </table:table-cell>
          <table:table-cell table:style-name="Tabela3.B2" office:value-type="string">
            <text:p text:style-name="P35">Powinna istnieć funkcja zabezpieczająca przed wysyłaniem wielu wniosków w krótkim czasie przez jedną osobę.</text:p>
          </table:table-cell>
        </table:table-row>
        <table:table-row table:style-name="Tabela3.10">
          <table:table-cell table:style-name="Tabela3.A2" office:value-type="string">
            <text:p text:style-name="P16">Notatki</text:p>
          </table:table-cell>
          <table:table-cell table:style-name="Tabela3.B2" office:value-type="string">
            <text:p text:style-name="P35">Tylko część danych w formularzu może być automatycznie sprawdzona.</text:p>
          </table:table-cell>
        </table:table-row>
      </table:table>
      <text:p text:style-name="P2"/>
      <text:p text:style-name="P6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8">Nazwa</text:p>
          </table:table-cell>
          <table:table-cell table:style-name="Tabela4.B1" office:value-type="string">
            <text:p text:style-name="P82">Anulowanie wysyłki</text:p>
          </table:table-cell>
        </table:table-row>
        <table:table-row>
          <table:table-cell table:style-name="Tabela4.A2" office:value-type="string">
            <text:p text:style-name="P98">Numer</text:p>
          </table:table-cell>
          <table:table-cell table:style-name="Tabela4.B2" office:value-type="string">
            <text:p text:style-name="P109">4</text:p>
          </table:table-cell>
        </table:table-row>
        <table:table-row>
          <table:table-cell table:style-name="Tabela4.A2" office:value-type="string">
            <text:p text:style-name="P98">Aktorzy</text:p>
          </table:table-cell>
          <table:table-cell table:style-name="Tabela4.B2" office:value-type="string">
            <text:p text:style-name="P82">Nadawca</text:p>
          </table:table-cell>
        </table:table-row>
        <table:table-row>
          <table:table-cell table:style-name="Tabela4.A2" office:value-type="string">
            <text:p text:style-name="P98">Krótki opis</text:p>
          </table:table-cell>
          <table:table-cell table:style-name="Tabela4.B2" office:value-type="string">
            <text:p text:style-name="P82">Nadawca anuluje zlecenie</text:p>
          </table:table-cell>
        </table:table-row>
        <table:table-row>
          <table:table-cell table:style-name="Tabela4.A2" office:value-type="string">
            <text:p text:style-name="P98">Warunki wstępne</text:p>
          </table:table-cell>
          <table:table-cell table:style-name="Tabela4.B2" office:value-type="string">
            <text:list text:style-name="L33">
              <text:list-item>
                <text:p text:style-name="P81">Przesyłka musi istnieć</text:p>
              </text:list-item>
              <text:list-item>
                <text:p text:style-name="P81">Przesyłka musi być oznaczona jako „Oczekuje na odbiór”</text:p>
              </text:list-item>
            </text:list>
          </table:table-cell>
        </table:table-row>
        <table:table-row>
          <table:table-cell table:style-name="Tabela4.A2" office:value-type="string">
            <text:p text:style-name="P98">Warunki końcowe</text:p>
          </table:table-cell>
          <table:table-cell table:style-name="Tabela4.B2" office:value-type="string">
            <text:p text:style-name="P110">Przesyłka zostaje oznaczona w rejestrze jako „Anulowana”</text:p>
          </table:table-cell>
        </table:table-row>
        <table:table-row>
          <table:table-cell table:style-name="Tabela4.A2" office:value-type="string">
            <text:p text:style-name="P98">Główny przepływ zdarzeń</text:p>
          </table:table-cell>
          <table:table-cell table:style-name="Tabela4.B2" office:value-type="string">
            <text:list text:style-name="L34">
              <text:list-item>
                <text:p text:style-name="P104">Nadawca wybiera numer przesyłki</text:p>
              </text:list-item>
              <text:list-item>
                <text:p text:style-name="P104">Nadawca potwierdza swoją tożsamość</text:p>
              </text:list-item>
              <text:list-item>
                <text:p text:style-name="P104">System anuluje przesyłkę</text:p>
              </text:list-item>
            </text:list>
          </table:table-cell>
        </table:table-row>
        <table:table-row>
          <table:table-cell table:style-name="Tabela4.A2" office:value-type="string">
            <text:p text:style-name="P98">Alternatywne przepływy <text:span text:style-name="T1">zdarzeń</text:span></text:p>
          </table:table-cell>
          <table:table-cell table:style-name="Tabela4.B2" office:value-type="string">
            <text:p text:style-name="P103">1b. Niepoprawny numer przesyłki</text:p>
            <text:list text:style-name="L35">
              <text:list-item>
                <text:p text:style-name="P105">System wyświetla błąd i prosi o podanie poprawnego numeru</text:p>
              </text:list-item>
            </text:list>
            <text:p text:style-name="P103">1c. Przesyłka nie jest oznaczona jako „<text:span text:style-name="T16">Oczekuje na odbió</text:span>r”</text:p>
            <text:list text:style-name="L36">
              <text:list-item>
                <text:p text:style-name="P106">System wyświetla błąd i <text:span text:style-name="T17">prosi o podanie poprawnego numeru</text:span></text:p>
              </text:list-item>
            </text:list>
            <text:p text:style-name="P103">2b.</text:p>
            <text:list text:style-name="L37">
              <text:list-item>
                <text:p text:style-name="P107">System wyświetla błąd i kończy <text:span text:style-name="T17">działanie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98">Specjalne wymagania</text:p>
          </table:table-cell>
          <table:table-cell table:style-name="Tabela4.B2" office:value-type="string">
            <text:p text:style-name="P112">Musi istnieć silny system weryfikacji tożsamości nadawcy</text:p>
          </table:table-cell>
        </table:table-row>
        <table:table-row table:style-name="Tabela4.10">
          <table:table-cell table:style-name="Tabela4.A2" office:value-type="string">
            <text:p text:style-name="P98">Notatki</text:p>
          </table:table-cell>
          <table:table-cell table:style-name="Tabela4.B2" office:value-type="string">
            <text:p text:style-name="P78">-</text:p>
          </table:table-cell>
        </table:table-row>
      </table:table>
      <text:p text:style-name="P6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8">Nazwa</text:p>
          </table:table-cell>
          <table:table-cell table:style-name="Tabela15.B1" office:value-type="string">
            <text:p text:style-name="P103">Lokalizacja przesyłki</text:p>
          </table:table-cell>
        </table:table-row>
        <table:table-row>
          <table:table-cell table:style-name="Tabela15.A2" office:value-type="string">
            <text:p text:style-name="P98">Numer</text:p>
          </table:table-cell>
          <table:table-cell table:style-name="Tabela15.B2" office:value-type="string">
            <text:p text:style-name="P103">5</text:p>
          </table:table-cell>
        </table:table-row>
        <table:table-row>
          <table:table-cell table:style-name="Tabela15.A2" office:value-type="string">
            <text:p text:style-name="P98">Aktorzy</text:p>
          </table:table-cell>
          <table:table-cell table:style-name="Tabela15.B2" office:value-type="string">
            <text:p text:style-name="P103">Odbiorca</text:p>
          </table:table-cell>
        </table:table-row>
        <table:table-row>
          <table:table-cell table:style-name="Tabela15.A2" office:value-type="string">
            <text:p text:style-name="P98">Krótki opis</text:p>
          </table:table-cell>
          <table:table-cell table:style-name="Tabela15.B2" office:value-type="string">
            <text:p text:style-name="P103">Odbiorca sprawdza stan jego przesyłki</text:p>
          </table:table-cell>
        </table:table-row>
        <table:table-row>
          <table:table-cell table:style-name="Tabela15.A2" office:value-type="string">
            <text:p text:style-name="P98">Warunki wstępne</text:p>
          </table:table-cell>
          <table:table-cell table:style-name="Tabela15.B2" office:value-type="string">
            <text:list text:style-name="L29">
              <text:list-item>
                <text:p text:style-name="P100">Przesyłka musi istnieć</text:p>
              </text:list-item>
            </text:list>
          </table:table-cell>
        </table:table-row>
        <table:table-row>
          <table:table-cell table:style-name="Tabela15.A2" office:value-type="string">
            <text:p text:style-name="P98">Warunki końcowe</text:p>
          </table:table-cell>
          <table:table-cell table:style-name="Tabela15.B2" office:value-type="string">
            <text:p text:style-name="P103">Odbiorca otrzymuje pożądane informacje</text:p>
          </table:table-cell>
        </table:table-row>
        <table:table-row>
          <table:table-cell table:style-name="Tabela15.A2" office:value-type="string">
            <text:p text:style-name="P98">Główny przepływ zdarzeń</text:p>
          </table:table-cell>
          <table:table-cell table:style-name="Tabela15.B2" office:value-type="string">
            <text:list text:style-name="L30">
              <text:list-item>
                <text:p text:style-name="P101">Odbiorca wpisuje numer przesyłki</text:p>
              </text:list-item>
              <text:list-item>
                <text:p text:style-name="P101">System wyświetla stan w którym znajduje się przesyłka</text:p>
              </text:list-item>
            </text:list>
          </table:table-cell>
        </table:table-row>
        <table:table-row>
          <table:table-cell table:style-name="Tabela15.A2" office:value-type="string">
            <text:p text:style-name="P98">Alternatywne <text:soft-page-break/>przepływy <text:span text:style-name="T1">zdarzeń</text:span></text:p>
          </table:table-cell>
          <table:table-cell table:style-name="Tabela15.B2" office:value-type="string">
            <text:p text:style-name="P103">1b. Niepoprawny numer przesyłki</text:p>
            <text:list text:style-name="L31">
              <text:list-item>
                <text:p text:style-name="P102"><text:soft-page-break/>System wyświetla błąd i prosi o podanie poprawnego numeru.</text:p>
              </text:list-item>
            </text:list>
            <text:p text:style-name="P103">2b. Przesyłka jest „<text:span text:style-name="T15">W trasie</text:span>” <text:span text:style-name="T15">lub „W sortowni”</text:span></text:p>
            <text:list text:style-name="L32">
              <text:list-item>
                <text:p text:style-name="P108">System wyświetla geolokalizację danej sortowni lub kuriera</text:p>
              </text:list-item>
            </text:list>
          </table:table-cell>
        </table:table-row>
        <table:table-row>
          <table:table-cell table:style-name="Tabela15.A2" office:value-type="string">
            <text:p text:style-name="P98">Specjalne wymagania</text:p>
          </table:table-cell>
          <table:table-cell table:style-name="Tabela15.B2" office:value-type="string">
            <text:p text:style-name="P78">-</text:p>
          </table:table-cell>
        </table:table-row>
        <table:table-row table:style-name="Tabela15.10">
          <table:table-cell table:style-name="Tabela15.A2" office:value-type="string">
            <text:p text:style-name="P98">Notatki</text:p>
          </table:table-cell>
          <table:table-cell table:style-name="Tabela15.B2" office:value-type="string">
            <text:p text:style-name="P78">-</text:p>
          </table:table-cell>
        </table:table-row>
      </table:table>
      <text:p text:style-name="P62"/>
      <text:p text:style-name="P64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99">Nazwa</text:p>
          </table:table-cell>
          <table:table-cell table:style-name="Tabela16.B1" office:value-type="string">
            <text:p text:style-name="P113">Żądanie zwrotu</text:p>
          </table:table-cell>
        </table:table-row>
        <table:table-row>
          <table:table-cell table:style-name="Tabela16.A2" office:value-type="string">
            <text:p text:style-name="P99">Numer</text:p>
          </table:table-cell>
          <table:table-cell table:style-name="Tabela16.B2" office:value-type="string">
            <text:p text:style-name="P113">6</text:p>
          </table:table-cell>
        </table:table-row>
        <table:table-row>
          <table:table-cell table:style-name="Tabela16.A2" office:value-type="string">
            <text:p text:style-name="P99">Aktorzy</text:p>
          </table:table-cell>
          <table:table-cell table:style-name="Tabela16.B2" office:value-type="string">
            <text:p text:style-name="P114">Odbiorca</text:p>
          </table:table-cell>
        </table:table-row>
        <table:table-row>
          <table:table-cell table:style-name="Tabela16.A2" office:value-type="string">
            <text:p text:style-name="P99">Krótki opis</text:p>
          </table:table-cell>
          <table:table-cell table:style-name="Tabela16.B2" office:value-type="string">
            <text:p text:style-name="P114">Odbiorca wysyła żądanie odesłania przesyłki do nadawcy</text:p>
          </table:table-cell>
        </table:table-row>
        <table:table-row table:style-name="Tabela16.5">
          <table:table-cell table:style-name="Tabela16.A2" office:value-type="string">
            <text:p text:style-name="P99">Warunki wstępne</text:p>
          </table:table-cell>
          <table:table-cell table:style-name="Tabela16.B2" office:value-type="string">
            <text:p text:style-name="P114">Przesyłka została odebrana</text:p>
          </table:table-cell>
        </table:table-row>
        <table:table-row>
          <table:table-cell table:style-name="Tabela16.A2" office:value-type="string">
            <text:p text:style-name="P99">Warunki końcowe</text:p>
          </table:table-cell>
          <table:table-cell table:style-name="Tabela16.B2" office:value-type="string">
            <text:p text:style-name="P114">Przesyłka zostaje nadana ponownie, tym razem z odwróconymi adresami nadawcy i odbiorcy</text:p>
          </table:table-cell>
        </table:table-row>
        <table:table-row>
          <table:table-cell table:style-name="Tabela16.A2" office:value-type="string">
            <text:p text:style-name="P99">Główny przepływ zdarzeń</text:p>
          </table:table-cell>
          <table:table-cell table:style-name="Tabela16.B2" office:value-type="string">
            <text:list text:style-name="L38">
              <text:list-item>
                <text:p text:style-name="P115">Odbiorca wypełnia formularz zwrotu</text:p>
              </text:list-item>
              <text:list-item>
                <text:p text:style-name="P115">Formularz zostaje przesłany a dane zweryfikowane</text:p>
              </text:list-item>
              <text:list-item>
                <text:p text:style-name="P66">Przesyłka zostaje dodana do rejestru</text:p>
              </text:list-item>
              <text:list-item>
                <text:p text:style-name="P66">System generuje etykietę dla tej przesyłki</text:p>
              </text:list-item>
              <text:list-item>
                <text:p text:style-name="P75">System wyświetla numer paczki oraz link do pobrania pliku z etykietą</text:p>
              </text:list-item>
            </text:list>
          </table:table-cell>
        </table:table-row>
        <table:table-row>
          <table:table-cell table:style-name="Tabela16.A2" office:value-type="string">
            <text:p text:style-name="P99">Alternatywne przepływy <text:span text:style-name="T1">zdarzeń</text:span></text:p>
          </table:table-cell>
          <table:table-cell table:style-name="Tabela16.B2" office:value-type="string">
            <text:p text:style-name="P114">2b. Nadawca posiada konto stałego nadawcy</text:p>
            <text:list text:style-name="L39">
              <text:list-item>
                <text:p text:style-name="P116">Zamiast nadania paczki, <text:span text:style-name="T19">żądanie zwrotu trafia na listę oczekujących zwrotów danego nadawcy</text:span></text:p>
              </text:list-item>
            </text:list>
            <text:p text:style-name="P67"><text:span text:style-name="T19">2c</text:span>. Nadawca podał niepoprawne dane.</text:p>
            <text:list text:continue-list="list10638438" text:style-name="L2">
              <text:list-item>
                <text:p text:style-name="P70">System odmawia wysłania formularza i podświetla niepoprawne pola</text:p>
              </text:list-item>
            </text:list>
          </table:table-cell>
        </table:table-row>
        <table:table-row>
          <table:table-cell table:style-name="Tabela16.A2" office:value-type="string">
            <text:p text:style-name="P99">Specjalne wymagania</text:p>
          </table:table-cell>
          <table:table-cell table:style-name="Tabela16.B2" office:value-type="string">
            <text:p text:style-name="P111">-</text:p>
          </table:table-cell>
        </table:table-row>
        <table:table-row table:style-name="Tabela16.10">
          <table:table-cell table:style-name="Tabela16.A2" office:value-type="string">
            <text:p text:style-name="P99">Notatki</text:p>
          </table:table-cell>
          <table:table-cell table:style-name="Tabela16.B2" office:value-type="string">
            <text:p text:style-name="P79">-</text:p>
          </table:table-cell>
        </table:table-row>
      </table:table>
      <text:p text:style-name="P6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azwa</text:p>
          </table:table-cell>
          <table:table-cell table:style-name="Tabela5.B1" office:value-type="string">
            <text:p text:style-name="P36">Logowanie</text:p>
          </table:table-cell>
        </table:table-row>
        <table:table-row>
          <table:table-cell table:style-name="Tabela5.A2" office:value-type="string">
            <text:p text:style-name="P17">Numer</text:p>
          </table:table-cell>
          <table:table-cell table:style-name="Tabela5.B2" office:value-type="string">
            <text:p text:style-name="P36">7</text:p>
          </table:table-cell>
        </table:table-row>
        <table:table-row>
          <table:table-cell table:style-name="Tabela5.A2" office:value-type="string">
            <text:p text:style-name="P17">Aktorzy</text:p>
          </table:table-cell>
          <table:table-cell table:style-name="Tabela5.B2" office:value-type="string">
            <text:p text:style-name="P36">Użytkownik</text:p>
          </table:table-cell>
        </table:table-row>
        <table:table-row>
          <table:table-cell table:style-name="Tabela5.A2" office:value-type="string">
            <text:p text:style-name="P17">Krótki opis</text:p>
          </table:table-cell>
          <table:table-cell table:style-name="Tabela5.B2" office:value-type="string">
            <text:p text:style-name="P36">Logowanie do systemu</text:p>
          </table:table-cell>
        </table:table-row>
        <table:table-row>
          <table:table-cell table:style-name="Tabela5.A2" office:value-type="string">
            <text:p text:style-name="P17">Warunki wstępne</text:p>
          </table:table-cell>
          <table:table-cell table:style-name="Tabela5.B2" office:value-type="string">
            <text:p text:style-name="P36">Istnieje konto użytkownika</text:p>
          </table:table-cell>
        </table:table-row>
        <table:table-row>
          <table:table-cell table:style-name="Tabela5.A2" office:value-type="string">
            <text:p text:style-name="P17">Warunki końcowe</text:p>
          </table:table-cell>
          <table:table-cell table:style-name="Tabela5.B2" office:value-type="string">
            <text:p text:style-name="P36">Użytkownik otrzymuje dostęp do przydzielonych mu funkcji systemu</text:p>
          </table:table-cell>
        </table:table-row>
        <table:table-row>
          <table:table-cell table:style-name="Tabela5.A2" office:value-type="string">
            <text:p text:style-name="P17">Główny przepływ zdarzeń</text:p>
          </table:table-cell>
          <table:table-cell table:style-name="Tabela5.B2" office:value-type="string">
            <text:list text:style-name="Numbering_20_123">
              <text:list-item>
                <text:p text:style-name="P120">Użytkownik podaje login <text:span text:style-name="T2">i</text:span> hasło do konta</text:p>
              </text:list-item>
              <text:list-item>
                <text:p text:style-name="P120"><text:span text:style-name="T2">System weryfikuje przekazany login i hasło</text:span></text:p>
              </text:list-item>
              <text:list-item>
                <text:p text:style-name="P85">Zostaje przeprowadzona weryfikacja dwuetapowa</text:p>
              </text:list-item>
              <text:list-item>
                <text:p text:style-name="P85"><text:soft-page-break/>Użytkownik zostaje zalogowany</text:p>
              </text:list-item>
            </text:list>
          </table:table-cell>
        </table:table-row>
        <table:table-row>
          <table:table-cell table:style-name="Tabela5.A2" office:value-type="string">
            <text:p text:style-name="P17">Alternatywne przepływy <text:span text:style-name="T1">zdarzeń</text:span></text:p>
          </table:table-cell>
          <table:table-cell table:style-name="Tabela5.B2" office:value-type="string">
            <text:p text:style-name="P29"><text:span text:style-name="T2">2</text:span>b. <text:span text:style-name="T2">Użytkownik podał niepoprawny login</text:span></text:p>
            <text:list text:style-name="L9">
              <text:list-item>
                <text:p text:style-name="P83">System prosi o podanie loginu ponownie</text:p>
              </text:list-item>
            </text:list>
            <text:p text:style-name="P37">2c. Użytkownik podał niepoprawne hasło</text:p>
            <text:list text:style-name="L10">
              <text:list-item>
                <text:p text:style-name="P84">System prosi o podanie hasła ponownie</text:p>
              </text:list-item>
            </text:list>
            <text:p text:style-name="P37">3b. Weryfikacja dwuetapowa nie powodzi się</text:p>
            <text:list text:style-name="L11">
              <text:list-item>
                <text:p text:style-name="P86">System wyświetla komunikat o błędzie</text:p>
              </text:list-item>
              <text:list-item>
                <text:p text:style-name="P86">System przenosi użytkownika do strony logowania</text:p>
              </text:list-item>
              <text:list-item>
                <text:p text:style-name="P86">Użytkownik otrzymuje e-mail z ostrzeżeniem o próbie zalogowania na jego konto </text:p>
              </text:list-item>
            </text:list>
          </table:table-cell>
        </table:table-row>
        <table:table-row>
          <table:table-cell table:style-name="Tabela5.A2" office:value-type="string">
            <text:p text:style-name="P17">Specjalne wymagania</text:p>
          </table:table-cell>
          <table:table-cell table:style-name="Tabela5.B2" office:value-type="string">
            <text:p text:style-name="P38">Wsparcie dla wielu systemów weryfikacji dwuetapowej</text:p>
          </table:table-cell>
        </table:table-row>
        <table:table-row table:style-name="Tabela5.10">
          <table:table-cell table:style-name="Tabela5.A2" office:value-type="string">
            <text:p text:style-name="P17">Notatki</text:p>
          </table:table-cell>
          <table:table-cell table:style-name="Tabela5.B2" office:value-type="string">
            <text:p text:style-name="P29">-</text:p>
          </table:table-cell>
        </table:table-row>
      </table:table>
      <text:p text:style-name="P4"/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Nazwa</text:p>
          </table:table-cell>
          <table:table-cell table:style-name="Tabela6.B1" office:value-type="string">
            <text:p text:style-name="P40">Akceptacja zwrotu</text:p>
          </table:table-cell>
        </table:table-row>
        <table:table-row>
          <table:table-cell table:style-name="Tabela6.A2" office:value-type="string">
            <text:p text:style-name="P18">Numer</text:p>
          </table:table-cell>
          <table:table-cell table:style-name="Tabela6.B2" office:value-type="string">
            <text:p text:style-name="P38">8</text:p>
          </table:table-cell>
        </table:table-row>
        <table:table-row>
          <table:table-cell table:style-name="Tabela6.A2" office:value-type="string">
            <text:p text:style-name="P18">Aktorzy</text:p>
          </table:table-cell>
          <table:table-cell table:style-name="Tabela6.B2" office:value-type="string">
            <text:p text:style-name="P40">Stały nadawca</text:p>
          </table:table-cell>
        </table:table-row>
        <table:table-row>
          <table:table-cell table:style-name="Tabela6.A2" office:value-type="string">
            <text:p text:style-name="P18">Krótki opis</text:p>
          </table:table-cell>
          <table:table-cell table:style-name="Tabela6.B2" office:value-type="string">
            <text:p text:style-name="P40">Stały nadawca akceptuje żądanie zwrotu</text:p>
          </table:table-cell>
        </table:table-row>
        <table:table-row>
          <table:table-cell table:style-name="Tabela6.A2" office:value-type="string">
            <text:p text:style-name="P18">Warunki wstępne</text:p>
          </table:table-cell>
          <table:table-cell table:style-name="Tabela6.B2" office:value-type="string">
            <text:p text:style-name="P40">Lista żądań zwrotu stałego nadawcy nie jest pusta</text:p>
          </table:table-cell>
        </table:table-row>
        <table:table-row>
          <table:table-cell table:style-name="Tabela6.A2" office:value-type="string">
            <text:p text:style-name="P18">Warunki końcowe</text:p>
          </table:table-cell>
          <table:table-cell table:style-name="Tabela6.B2" office:value-type="string">
            <text:p text:style-name="P40">Paczka ze zwrotem zostaje nadana, a żądanie zwrotu zostaje usunięte z listy żądań zwrotu</text:p>
          </table:table-cell>
        </table:table-row>
        <table:table-row>
          <table:table-cell table:style-name="Tabela6.A2" office:value-type="string">
            <text:p text:style-name="P18">Główny przepływ zdarzeń</text:p>
          </table:table-cell>
          <table:table-cell table:style-name="Tabela6.B2" office:value-type="string">
            <text:list text:style-name="L12">
              <text:list-item>
                <text:p text:style-name="P121"><text:span text:style-name="T3">Stały nadawca loguje się na </text:span><text:span text:style-name="T4">swoje konto</text:span></text:p>
              </text:list-item>
              <text:list-item>
                <text:p text:style-name="P117">Stały nadawca wybiera z listy zwrotów konkretną pozycję</text:p>
              </text:list-item>
              <text:list-item>
                <text:p text:style-name="P117">Stały nadawca wybiera opcję akceptacji zwrotu</text:p>
              </text:list-item>
              <text:list-item>
                <text:p text:style-name="P117">Zostaje nadana paczka przy użyciu danych z formularza zwrotów</text:p>
              </text:list-item>
              <text:list-item>
                <text:p text:style-name="P117">Żądanie zwrotu zostaje usunięte z listy</text:p>
              </text:list-item>
            </text:list>
          </table:table-cell>
        </table:table-row>
        <table:table-row>
          <table:table-cell table:style-name="Tabela6.A2" office:value-type="string">
            <text:p text:style-name="P18">Alternatywne przepływy <text:span text:style-name="T1">zdarzeń</text:span></text:p>
          </table:table-cell>
          <table:table-cell table:style-name="Tabela6.B2" office:value-type="string">
            <text:p text:style-name="P38">-</text:p>
          </table:table-cell>
        </table:table-row>
        <table:table-row>
          <table:table-cell table:style-name="Tabela6.A2" office:value-type="string">
            <text:p text:style-name="P18">Specjalne wymagania</text:p>
          </table:table-cell>
          <table:table-cell table:style-name="Tabela6.B2" office:value-type="string">
            <text:p text:style-name="P42">-</text:p>
          </table:table-cell>
        </table:table-row>
        <table:table-row table:style-name="Tabela6.10">
          <table:table-cell table:style-name="Tabela6.A2" office:value-type="string">
            <text:p text:style-name="P18">Notatki</text:p>
          </table:table-cell>
          <table:table-cell table:style-name="Tabela6.B2" office:value-type="string">
            <text:p text:style-name="P42">Zwracający otrzymuje e-mail z potwierdzeniem akceptacji zwrotu oraz etykietą paczki</text:p>
          </table:table-cell>
        </table:table-row>
      </table:table>
      <text:p text:style-name="P5"/>
      <text:p text:style-name="P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Nazwa</text:p>
          </table:table-cell>
          <table:table-cell table:style-name="Tabela7.B1" office:value-type="string">
            <text:p text:style-name="P41"><text:span text:style-name="T4">Odmowa</text:span> zwrotu</text:p>
          </table:table-cell>
        </table:table-row>
        <table:table-row>
          <table:table-cell table:style-name="Tabela7.A2" office:value-type="string">
            <text:p text:style-name="P19">Numer</text:p>
          </table:table-cell>
          <table:table-cell table:style-name="Tabela7.B2" office:value-type="string">
            <text:p text:style-name="P42">9</text:p>
          </table:table-cell>
        </table:table-row>
        <table:table-row>
          <table:table-cell table:style-name="Tabela7.A2" office:value-type="string">
            <text:p text:style-name="P19">Aktorzy</text:p>
          </table:table-cell>
          <table:table-cell table:style-name="Tabela7.B2" office:value-type="string">
            <text:p text:style-name="P41">Stały nadawca</text:p>
          </table:table-cell>
        </table:table-row>
        <table:table-row>
          <table:table-cell table:style-name="Tabela7.A2" office:value-type="string">
            <text:p text:style-name="P19">Krótki opis</text:p>
          </table:table-cell>
          <table:table-cell table:style-name="Tabela7.B2" office:value-type="string">
            <text:p text:style-name="P41">Stały nadawca <text:span text:style-name="T4">odrzuca żądanie zwrotu</text:span></text:p>
          </table:table-cell>
        </table:table-row>
        <table:table-row>
          <table:table-cell table:style-name="Tabela7.A2" office:value-type="string">
            <text:p text:style-name="P19">Warunki wstępne</text:p>
          </table:table-cell>
          <table:table-cell table:style-name="Tabela7.B2" office:value-type="string">
            <text:p text:style-name="P41">Lista żądań zwrotu stałego nadawcy nie jest pusta</text:p>
          </table:table-cell>
        </table:table-row>
        <text:soft-page-break/>
        <table:table-row>
          <table:table-cell table:style-name="Tabela7.A2" office:value-type="string">
            <text:p text:style-name="P19">Warunki końcowe</text:p>
          </table:table-cell>
          <table:table-cell table:style-name="Tabela7.B2" office:value-type="string">
            <text:p text:style-name="P41"><text:span text:style-name="T4">Ż</text:span>ądanie zwrotu zostaje usunięte z listy żądań zwrotu</text:p>
          </table:table-cell>
        </table:table-row>
        <table:table-row>
          <table:table-cell table:style-name="Tabela7.A2" office:value-type="string">
            <text:p text:style-name="P19">Główny przepływ zdarzeń</text:p>
          </table:table-cell>
          <table:table-cell table:style-name="Tabela7.B2" office:value-type="string">
            <text:list text:style-name="L13">
              <text:list-item>
                <text:p text:style-name="P122"><text:span text:style-name="T3">Stały nadawca loguje się na </text:span><text:span text:style-name="T4">swoje konto</text:span></text:p>
              </text:list-item>
              <text:list-item>
                <text:p text:style-name="P118">Stały nadawca wybiera z listy zwrotów konkretną pozycję</text:p>
              </text:list-item>
              <text:list-item>
                <text:p text:style-name="P118">Stały nadawca wybiera opcję odmowy zwrotu</text:p>
              </text:list-item>
              <text:list-item>
                <text:p text:style-name="P118">Żądanie zwrotu zostaje usunięte z listy</text:p>
              </text:list-item>
            </text:list>
          </table:table-cell>
        </table:table-row>
        <table:table-row>
          <table:table-cell table:style-name="Tabela7.A2" office:value-type="string">
            <text:p text:style-name="P19">Alternatywne przepływy <text:span text:style-name="T1">zdarzeń</text:span></text:p>
          </table:table-cell>
          <table:table-cell table:style-name="Tabela7.B2" office:value-type="string">
            <text:p text:style-name="P39">-</text:p>
          </table:table-cell>
        </table:table-row>
        <table:table-row>
          <table:table-cell table:style-name="Tabela7.A2" office:value-type="string">
            <text:p text:style-name="P19">Specjalne wymagania</text:p>
          </table:table-cell>
          <table:table-cell table:style-name="Tabela7.B2" office:value-type="string">
            <text:p text:style-name="P42">-</text:p>
          </table:table-cell>
        </table:table-row>
        <table:table-row table:style-name="Tabela7.10">
          <table:table-cell table:style-name="Tabela7.A2" office:value-type="string">
            <text:p text:style-name="P19">Notatki</text:p>
          </table:table-cell>
          <table:table-cell table:style-name="Tabela7.B2" office:value-type="string">
            <text:p text:style-name="P42">Zwracający otrzymuje e-mail z informacją o odmowie zwrotu</text:p>
          </table:table-cell>
        </table:table-row>
      </table:table>
      <text:p text:style-name="P6"/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Nazwa</text:p>
          </table:table-cell>
          <table:table-cell table:style-name="Tabela8.B1" office:value-type="string">
            <text:p text:style-name="P42">Pobierz listę zwrotów</text:p>
          </table:table-cell>
        </table:table-row>
        <table:table-row>
          <table:table-cell table:style-name="Tabela8.A2" office:value-type="string">
            <text:p text:style-name="P19">Numer</text:p>
          </table:table-cell>
          <table:table-cell table:style-name="Tabela8.B2" office:value-type="string">
            <text:p text:style-name="P42">10</text:p>
          </table:table-cell>
        </table:table-row>
        <table:table-row>
          <table:table-cell table:style-name="Tabela8.A2" office:value-type="string">
            <text:p text:style-name="P19">Aktorzy</text:p>
          </table:table-cell>
          <table:table-cell table:style-name="Tabela8.B2" office:value-type="string">
            <text:p text:style-name="P41">Stały nadawca</text:p>
          </table:table-cell>
        </table:table-row>
        <table:table-row>
          <table:table-cell table:style-name="Tabela8.A2" office:value-type="string">
            <text:p text:style-name="P19">Krótki opis</text:p>
          </table:table-cell>
          <table:table-cell table:style-name="Tabela8.B2" office:value-type="string">
            <text:p text:style-name="P41">Stały nadawca <text:span text:style-name="T4">otrzymuje listę zwrotów</text:span></text:p>
          </table:table-cell>
        </table:table-row>
        <table:table-row>
          <table:table-cell table:style-name="Tabela8.A2" office:value-type="string">
            <text:p text:style-name="P19">Warunki wstępne</text:p>
          </table:table-cell>
          <table:table-cell table:style-name="Tabela8.B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19">Warunki końcowe</text:p>
          </table:table-cell>
          <table:table-cell table:style-name="Tabela8.B2" office:value-type="string">
            <text:p text:style-name="P48">Stały nadawca ma podgląd oczekujących zwrotów</text:p>
          </table:table-cell>
        </table:table-row>
        <table:table-row>
          <table:table-cell table:style-name="Tabela8.A2" office:value-type="string">
            <text:p text:style-name="P19">Główny przepływ zdarzeń</text:p>
          </table:table-cell>
          <table:table-cell table:style-name="Tabela8.B2" office:value-type="string">
            <text:list text:style-name="L14">
              <text:list-item>
                <text:p text:style-name="P123"><text:span text:style-name="T3">Stały nadawca loguje się na </text:span><text:span text:style-name="T4">swoje konto</text:span></text:p>
              </text:list-item>
              <text:list-item>
                <text:p text:style-name="P119">Stały nadawca <text:span text:style-name="T5">wybiera opcję wyświetlenia listy zwrotów</text:span></text:p>
              </text:list-item>
              <text:list-item>
                <text:p text:style-name="P88">System wyświetla listę wszystkich oczekujących zwrotów dla konta stałego nadawcy</text:p>
              </text:list-item>
            </text:list>
          </table:table-cell>
        </table:table-row>
        <table:table-row>
          <table:table-cell table:style-name="Tabela8.A2" office:value-type="string">
            <text:p text:style-name="P19">Alternatywne przepływy <text:span text:style-name="T1">zdarzeń</text:span></text:p>
          </table:table-cell>
          <table:table-cell table:style-name="Tabela8.B2" office:value-type="string">
            <text:p text:style-name="P48">3b. Lista zwrotów jest pusta</text:p>
            <text:list text:style-name="L15">
              <text:list-item>
                <text:p text:style-name="P87">System wyświetla informację o braku oczekujących zwrotów</text:p>
              </text:list-item>
            </text:list>
          </table:table-cell>
        </table:table-row>
        <table:table-row>
          <table:table-cell table:style-name="Tabela8.A2" office:value-type="string">
            <text:p text:style-name="P19">Specjalne wymagania</text:p>
          </table:table-cell>
          <table:table-cell table:style-name="Tabela8.B2" office:value-type="string">
            <text:p text:style-name="P42">-</text:p>
          </table:table-cell>
        </table:table-row>
        <table:table-row table:style-name="Tabela8.10">
          <table:table-cell table:style-name="Tabela8.A2" office:value-type="string">
            <text:p text:style-name="P19">Notatki</text:p>
          </table:table-cell>
          <table:table-cell table:style-name="Tabela8.B2" office:value-type="string">
            <text:p text:style-name="P42">-</text:p>
          </table:table-cell>
        </table:table-row>
      </table:table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0">Nazwa</text:p>
          </table:table-cell>
          <table:table-cell table:style-name="Tabela9.B1" office:value-type="string">
            <text:p text:style-name="P48">Stworzenie konta</text:p>
          </table:table-cell>
        </table:table-row>
        <table:table-row>
          <table:table-cell table:style-name="Tabela9.A2" office:value-type="string">
            <text:p text:style-name="P20">Numer</text:p>
          </table:table-cell>
          <table:table-cell table:style-name="Tabela9.B2" office:value-type="string">
            <text:p text:style-name="P43">1<text:span text:style-name="T5">1</text:span></text:p>
          </table:table-cell>
        </table:table-row>
        <table:table-row>
          <table:table-cell table:style-name="Tabela9.A2" office:value-type="string">
            <text:p text:style-name="P20">Aktorzy</text:p>
          </table:table-cell>
          <table:table-cell table:style-name="Tabela9.B2" office:value-type="string">
            <text:p text:style-name="P48">Administrator, <text:span text:style-name="T7">nowy użytkownik</text:span></text:p>
          </table:table-cell>
        </table:table-row>
        <table:table-row>
          <table:table-cell table:style-name="Tabela9.A2" office:value-type="string">
            <text:p text:style-name="P20">Krótki opis</text:p>
          </table:table-cell>
          <table:table-cell table:style-name="Tabela9.B2" office:value-type="string">
            <text:p text:style-name="P48">Administrator tworzy konto dla zatrudnionego kuriera</text:p>
          </table:table-cell>
        </table:table-row>
        <table:table-row>
          <table:table-cell table:style-name="Tabela9.A2" office:value-type="string">
            <text:p text:style-name="P20">Warunki wstępne</text:p>
          </table:table-cell>
          <table:table-cell table:style-name="Tabela9.B2" office:value-type="string">
            <text:p text:style-name="P48"><text:span text:style-name="T7">Użytkownik</text:span> nie posiada konta w systemie</text:p>
          </table:table-cell>
        </table:table-row>
        <table:table-row>
          <table:table-cell table:style-name="Tabela9.A2" office:value-type="string">
            <text:p text:style-name="P20">Warunki <text:soft-page-break/>końcowe</text:p>
          </table:table-cell>
          <table:table-cell table:style-name="Tabela9.B2" office:value-type="string">
            <text:p text:style-name="P48"><text:span text:style-name="T7">Użytkownik</text:span> otrzymuje dostęp do własnego konta</text:p>
          </table:table-cell>
        </table:table-row>
        <table:table-row>
          <table:table-cell table:style-name="Tabela9.A2" office:value-type="string">
            <text:p text:style-name="P20">Główny przepływ zdarzeń</text:p>
          </table:table-cell>
          <table:table-cell table:style-name="Tabela9.B2" office:value-type="string">
            <text:list text:style-name="L16">
              <text:list-item>
                <text:p text:style-name="P124"><text:span text:style-name="T6">Administrator loguje się do systemu</text:span></text:p>
              </text:list-item>
              <text:list-item>
                <text:p text:style-name="P129">Administrator wprowadza dane <text:span text:style-name="T7">użytkownika</text:span></text:p>
              </text:list-item>
              <text:list-item>
                <text:p text:style-name="P129">Administrator nadaje <text:span text:style-name="T7">kontu odpowiednie uprawnienia</text:span></text:p>
              </text:list-item>
              <text:list-item>
                <text:p text:style-name="P129">Następuje wygenerowanie tymczasowego hasła dla konta</text:p>
              </text:list-item>
              <text:list-item>
                <text:p text:style-name="P129">Administrator przekazuje dane logowania <text:span text:style-name="T7">użytkownikowi</text:span> oraz prośbę o zmianę hasła</text:p>
              </text:list-item>
            </text:list>
          </table:table-cell>
        </table:table-row>
        <table:table-row>
          <table:table-cell table:style-name="Tabela9.A2" office:value-type="string">
            <text:p text:style-name="P20">Alternatywne przepływy <text:span text:style-name="T1">zdarzeń</text:span></text:p>
          </table:table-cell>
          <table:table-cell table:style-name="Tabela9.B2" office:value-type="string">
            <text:p text:style-name="P50">3a. Użytkownik jest kurierem</text:p>
            <text:list text:style-name="L17">
              <text:list-item>
                <text:p text:style-name="P89">Użytkownik otrzymuje uprawnienia kuriera</text:p>
              </text:list-item>
            </text:list>
            <text:p text:style-name="P50">3b. Użytkownik jest nowym administratorem</text:p>
            <text:list text:style-name="L18">
              <text:list-item>
                <text:p text:style-name="P90">Użytkownik otrzymuje uprawnienia administratora</text:p>
              </text:list-item>
            </text:list>
            <text:p text:style-name="P50">3c. Użytkownik jest stałym nadawcą</text:p>
            <text:list text:style-name="L19">
              <text:list-item>
                <text:p text:style-name="P91">Użytkownik otrzymuje uprawnienia stałego nadawcy</text:p>
              </text:list-item>
            </text:list>
          </table:table-cell>
        </table:table-row>
        <table:table-row>
          <table:table-cell table:style-name="Tabela9.A2" office:value-type="string">
            <text:p text:style-name="P20">Specjalne wymagania</text:p>
          </table:table-cell>
          <table:table-cell table:style-name="Tabela9.B2" office:value-type="string">
            <text:p text:style-name="P43">-</text:p>
          </table:table-cell>
        </table:table-row>
        <table:table-row table:style-name="Tabela9.10">
          <table:table-cell table:style-name="Tabela9.A2" office:value-type="string">
            <text:p text:style-name="P20">Notatki</text:p>
          </table:table-cell>
          <table:table-cell table:style-name="Tabela9.B2" office:value-type="string">
            <text:p text:style-name="P60">-</text:p>
          </table:table-cell>
        </table:table-row>
      </table:table>
      <text:p text:style-name="P7"/>
      <text:p text:style-name="P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1">Nazwa</text:p>
          </table:table-cell>
          <table:table-cell table:style-name="Tabela10.B1" office:value-type="string">
            <text:p text:style-name="P50">Usunięcie konta</text:p>
          </table:table-cell>
        </table:table-row>
        <table:table-row>
          <table:table-cell table:style-name="Tabela10.A2" office:value-type="string">
            <text:p text:style-name="P21">Numer</text:p>
          </table:table-cell>
          <table:table-cell table:style-name="Tabela10.B2" office:value-type="string">
            <text:p text:style-name="P44">1<text:span text:style-name="T7">2</text:span></text:p>
          </table:table-cell>
        </table:table-row>
        <table:table-row>
          <table:table-cell table:style-name="Tabela10.A2" office:value-type="string">
            <text:p text:style-name="P21">Aktorzy</text:p>
          </table:table-cell>
          <table:table-cell table:style-name="Tabela10.B2" office:value-type="string">
            <text:p text:style-name="P50">Administrator, użytkownik</text:p>
          </table:table-cell>
        </table:table-row>
        <table:table-row>
          <table:table-cell table:style-name="Tabela10.A2" office:value-type="string">
            <text:p text:style-name="P21">Krótki opis</text:p>
          </table:table-cell>
          <table:table-cell table:style-name="Tabela10.B2" office:value-type="string">
            <text:p text:style-name="P50">Konto użytkownika zostaje usunięte</text:p>
          </table:table-cell>
        </table:table-row>
        <table:table-row>
          <table:table-cell table:style-name="Tabela10.A2" office:value-type="string">
            <text:p text:style-name="P21">Warunki wstępne</text:p>
          </table:table-cell>
          <table:table-cell table:style-name="Tabela10.B2" office:value-type="string">
            <text:p text:style-name="P50">Konto istnieje</text:p>
          </table:table-cell>
        </table:table-row>
        <table:table-row>
          <table:table-cell table:style-name="Tabela10.A2" office:value-type="string">
            <text:p text:style-name="P21">Warunki końcowe</text:p>
          </table:table-cell>
          <table:table-cell table:style-name="Tabela10.B2" office:value-type="string">
            <text:p text:style-name="P50">Konto zostało pomyślnie usunięte</text:p>
          </table:table-cell>
        </table:table-row>
        <table:table-row>
          <table:table-cell table:style-name="Tabela10.A2" office:value-type="string">
            <text:p text:style-name="P21">Główny przepływ zdarzeń</text:p>
          </table:table-cell>
          <table:table-cell table:style-name="Tabela10.B2" office:value-type="string">
            <text:list text:style-name="L20">
              <text:list-item>
                <text:p text:style-name="P125"><text:span text:style-name="T7">Administrator loguje się </text:span><text:span text:style-name="T8">na swoje konto</text:span></text:p>
              </text:list-item>
              <text:list-item>
                <text:p text:style-name="P130">Administrator wybiera opcję usunięcia konta dla danego użytkownika</text:p>
              </text:list-item>
              <text:list-item>
                <text:p text:style-name="P130">Konto zostaje usunięte</text:p>
              </text:list-item>
              <text:list-item>
                <text:p text:style-name="P130">Użytkownik otrzymuje maila z informacją o usunięciu konta</text:p>
              </text:list-item>
            </text:list>
          </table:table-cell>
        </table:table-row>
        <table:table-row>
          <table:table-cell table:style-name="Tabela10.A2" office:value-type="string">
            <text:p text:style-name="P21">Alternatywne przepływy <text:span text:style-name="T1">zdarzeń</text:span></text:p>
          </table:table-cell>
          <table:table-cell table:style-name="Tabela10.B2" office:value-type="string">
            <text:p text:style-name="P49">-</text:p>
          </table:table-cell>
        </table:table-row>
        <table:table-row>
          <table:table-cell table:style-name="Tabela10.A2" office:value-type="string">
            <text:p text:style-name="P21">Specjalne wymagania</text:p>
          </table:table-cell>
          <table:table-cell table:style-name="Tabela10.B2" office:value-type="string">
            <text:p text:style-name="P44">-</text:p>
          </table:table-cell>
        </table:table-row>
        <table:table-row table:style-name="Tabela10.10">
          <table:table-cell table:style-name="Tabela10.A2" office:value-type="string">
            <text:p text:style-name="P21">Notatki</text:p>
          </table:table-cell>
          <table:table-cell table:style-name="Tabela10.B2" office:value-type="string">
            <text:p text:style-name="P44">-</text:p>
          </table:table-cell>
        </table:table-row>
      </table:table>
      <text:p text:style-name="P8"/>
      <text:p text:style-name="P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4">Nazwa</text:p>
          </table:table-cell>
          <table:table-cell table:style-name="Tabela13.B1" office:value-type="string">
            <text:p text:style-name="P56">Zmiana hasła</text:p>
          </table:table-cell>
        </table:table-row>
        <table:table-row>
          <table:table-cell table:style-name="Tabela13.A2" office:value-type="string">
            <text:p text:style-name="P24">Numer</text:p>
          </table:table-cell>
          <table:table-cell table:style-name="Tabela13.B2" office:value-type="string">
            <text:p text:style-name="P47">1<text:span text:style-name="T11">3</text:span></text:p>
          </table:table-cell>
        </table:table-row>
        <table:table-row>
          <table:table-cell table:style-name="Tabela13.A2" office:value-type="string">
            <text:p text:style-name="P24">Aktorzy</text:p>
          </table:table-cell>
          <table:table-cell table:style-name="Tabela13.B2" office:value-type="string">
            <text:p text:style-name="P57">Użytkownik</text:p>
          </table:table-cell>
        </table:table-row>
        <table:table-row>
          <table:table-cell table:style-name="Tabela13.A2" office:value-type="string">
            <text:p text:style-name="P24">Krótki opis</text:p>
          </table:table-cell>
          <table:table-cell table:style-name="Tabela13.B2" office:value-type="string">
            <text:p text:style-name="P56">Hasło konta konkretnego użytkownika zostaje zmienione</text:p>
          </table:table-cell>
        </table:table-row>
        <text:soft-page-break/>
        <table:table-row>
          <table:table-cell table:style-name="Tabela13.A2" office:value-type="string">
            <text:p text:style-name="P24">Warunki wstępne</text:p>
          </table:table-cell>
          <table:table-cell table:style-name="Tabela13.B2" office:value-type="string">
            <text:p text:style-name="P51">Konto istnieje</text:p>
          </table:table-cell>
        </table:table-row>
        <table:table-row>
          <table:table-cell table:style-name="Tabela13.A2" office:value-type="string">
            <text:p text:style-name="P24">Warunki końcowe</text:p>
          </table:table-cell>
          <table:table-cell table:style-name="Tabela13.B2" office:value-type="string">
            <text:p text:style-name="P58">Użytkownik posiada nowe hasło</text:p>
          </table:table-cell>
        </table:table-row>
        <table:table-row>
          <table:table-cell table:style-name="Tabela13.A2" office:value-type="string">
            <text:p text:style-name="P24">Główny przepływ zdarzeń</text:p>
          </table:table-cell>
          <table:table-cell table:style-name="Tabela13.B2" office:value-type="string">
            <text:list text:style-name="L21">
              <text:list-item>
                <text:p text:style-name="P126"><text:span text:style-name="T12">Przed zalogowaniem się na konto, użytkownik wybiera opcję zmiany hasła</text:span></text:p>
              </text:list-item>
              <text:list-item>
                <text:p text:style-name="P131"><text:span text:style-name="T13">Na adres e-mail użytkownika zostaje wysłany link do zmiany hasła</text:span></text:p>
              </text:list-item>
              <text:list-item>
                <text:p text:style-name="P131"><text:span text:style-name="T13">Użytkownik wprowadza nowe hasło</text:span></text:p>
              </text:list-item>
              <text:list-item>
                <text:p text:style-name="P131"><text:span text:style-name="T13">Hasło zostaje zmienione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4">Alternatywne przepływy <text:span text:style-name="T1">zdarzeń</text:span></text:p>
          </table:table-cell>
          <table:table-cell table:style-name="Tabela13.B2" office:value-type="string">
            <text:p text:style-name="P58">1b. Administrator otrzymuję prośbę zmiany hasła</text:p>
            <text:list text:style-name="L22">
              <text:list-item>
                <text:p text:style-name="P92">E-mail z linkiem do zmiany hasła zostaje wysłany przez administratora</text:p>
              </text:list-item>
            </text:list>
            <text:p text:style-name="P57"><text:span text:style-name="T13">2</text:span>b. Administrator <text:span text:style-name="T13">próbuje zmienić hasło</text:span></text:p>
            <text:list text:style-name="L23">
              <text:list-item>
                <text:p text:style-name="P93">Zostaje wyświetlony komunikat o konieczności skontaktowania się z innym administratorem</text:p>
              </text:list-item>
              <text:list-item>
                <text:p text:style-name="P93">Procedura zostaje przerwana</text:p>
              </text:list-item>
            </text:list>
          </table:table-cell>
        </table:table-row>
        <table:table-row>
          <table:table-cell table:style-name="Tabela13.A2" office:value-type="string">
            <text:p text:style-name="P24">Specjalne wymagania</text:p>
          </table:table-cell>
          <table:table-cell table:style-name="Tabela13.B2" office:value-type="string">
            <text:p text:style-name="P47">-</text:p>
          </table:table-cell>
        </table:table-row>
        <table:table-row table:style-name="Tabela13.10">
          <table:table-cell table:style-name="Tabela13.A2" office:value-type="string">
            <text:p text:style-name="P24">Notatki</text:p>
          </table:table-cell>
          <table:table-cell table:style-name="Tabela13.B2" office:value-type="string">
            <text:p text:style-name="P47">-</text:p>
          </table:table-cell>
        </table:table-row>
      </table:table>
      <text:p text:style-name="P11"/>
      <text:p text:style-name="P11"/>
      <text:p text:style-name="P1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4">Nazwa</text:p>
          </table:table-cell>
          <table:table-cell table:style-name="Tabela14.B1" office:value-type="string">
            <text:p text:style-name="P56">Aktualizacja konta</text:p>
          </table:table-cell>
        </table:table-row>
        <table:table-row>
          <table:table-cell table:style-name="Tabela14.A2" office:value-type="string">
            <text:p text:style-name="P24">Numer</text:p>
          </table:table-cell>
          <table:table-cell table:style-name="Tabela14.B2" office:value-type="string">
            <text:p text:style-name="P47">1<text:span text:style-name="T11">4</text:span></text:p>
          </table:table-cell>
        </table:table-row>
        <table:table-row>
          <table:table-cell table:style-name="Tabela14.A2" office:value-type="string">
            <text:p text:style-name="P24">Aktorzy</text:p>
          </table:table-cell>
          <table:table-cell table:style-name="Tabela14.B2" office:value-type="string">
            <text:p text:style-name="P51"><text:span text:style-name="T14">U</text:span>żytkownik</text:p>
          </table:table-cell>
        </table:table-row>
        <table:table-row>
          <table:table-cell table:style-name="Tabela14.A2" office:value-type="string">
            <text:p text:style-name="P24">Krótki opis</text:p>
          </table:table-cell>
          <table:table-cell table:style-name="Tabela14.B2" office:value-type="string">
            <text:p text:style-name="P59">Dane konta użytkownika zostają uaktualnione</text:p>
          </table:table-cell>
        </table:table-row>
        <table:table-row>
          <table:table-cell table:style-name="Tabela14.A2" office:value-type="string">
            <text:p text:style-name="P24">Warunki wstępne</text:p>
          </table:table-cell>
          <table:table-cell table:style-name="Tabela14.B2" office:value-type="string">
            <text:p text:style-name="P51">Konto istnieje</text:p>
          </table:table-cell>
        </table:table-row>
        <table:table-row>
          <table:table-cell table:style-name="Tabela14.A2" office:value-type="string">
            <text:p text:style-name="P24">Warunki końcowe</text:p>
          </table:table-cell>
          <table:table-cell table:style-name="Tabela14.B2" office:value-type="string">
            <text:p text:style-name="P59">Dane zostają pomyślnie uaktualnione</text:p>
          </table:table-cell>
        </table:table-row>
        <table:table-row>
          <table:table-cell table:style-name="Tabela14.A2" office:value-type="string">
            <text:p text:style-name="P24">Główny przepływ zdarzeń</text:p>
          </table:table-cell>
          <table:table-cell table:style-name="Tabela14.B2" office:value-type="string">
            <text:list text:style-name="L24">
              <text:list-item>
                <text:p text:style-name="P127"><text:span text:style-name="T14">Użytkownik</text:span><text:span text:style-name="T7"> loguje się </text:span><text:span text:style-name="T8">na swoje konto</text:span></text:p>
              </text:list-item>
              <text:list-item>
                <text:p text:style-name="P132"><text:span text:style-name="T14">Użytkownik</text:span> wybiera opcję <text:span text:style-name="T14">aktualizacji danych konta</text:span></text:p>
              </text:list-item>
              <text:list-item>
                <text:p text:style-name="P132"><text:span text:style-name="T14">Użytkownik wprowadza nowe dane</text:span></text:p>
              </text:list-item>
              <text:list-item>
                <text:p text:style-name="P132"><text:span text:style-name="T14">Użytkownik potwierdza zmianę danych</text:span></text:p>
              </text:list-item>
              <text:list-item>
                <text:p text:style-name="P95">Nowe dane zostają zapisane</text:p>
              </text:list-item>
            </text:list>
          </table:table-cell>
        </table:table-row>
        <table:table-row>
          <table:table-cell table:style-name="Tabela14.A2" office:value-type="string">
            <text:p text:style-name="P24">Alternatywne przepływy <text:span text:style-name="T1">zdarzeń</text:span></text:p>
          </table:table-cell>
          <table:table-cell table:style-name="Tabela14.B2" office:value-type="string">
            <text:p text:style-name="P59">4b. Wprowadzone dane są niepoprawne</text:p>
            <text:list text:style-name="L25">
              <text:list-item>
                <text:p text:style-name="P94">System wyświetli błąd</text:p>
              </text:list-item>
              <text:list-item>
                <text:p text:style-name="P94">Użytkownik zostaje przywrócony do ekranu wpisywania danych</text:p>
              </text:list-item>
            </text:list>
          </table:table-cell>
        </table:table-row>
        <table:table-row>
          <table:table-cell table:style-name="Tabela14.A2" office:value-type="string">
            <text:p text:style-name="P24">Specjalne wymagania</text:p>
          </table:table-cell>
          <table:table-cell table:style-name="Tabela14.B2" office:value-type="string">
            <text:p text:style-name="P47">-</text:p>
          </table:table-cell>
        </table:table-row>
        <table:table-row table:style-name="Tabela14.10">
          <table:table-cell table:style-name="Tabela14.A2" office:value-type="string">
            <text:p text:style-name="P24">Notatki</text:p>
          </table:table-cell>
          <table:table-cell table:style-name="Tabela14.B2" office:value-type="string">
            <text:p text:style-name="P47">-</text:p>
          </table:table-cell>
        </table:table-row>
      </table:table>
      <text:p text:style-name="P11"/>
      <text:p text:style-name="P1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2">Nazwa</text:p>
          </table:table-cell>
          <table:table-cell table:style-name="Tabela11.B1" office:value-type="string">
            <text:p text:style-name="P52">Pobierz listę <text:span text:style-name="T10">przesyłek do transportu</text:span></text:p>
          </table:table-cell>
        </table:table-row>
        <text:soft-page-break/>
        <table:table-row>
          <table:table-cell table:style-name="Tabela11.A2" office:value-type="string">
            <text:p text:style-name="P22">Numer</text:p>
          </table:table-cell>
          <table:table-cell table:style-name="Tabela11.B2" office:value-type="string">
            <text:p text:style-name="P45">1<text:span text:style-name="T11">5</text:span></text:p>
          </table:table-cell>
        </table:table-row>
        <table:table-row>
          <table:table-cell table:style-name="Tabela11.A2" office:value-type="string">
            <text:p text:style-name="P22">Aktorzy</text:p>
          </table:table-cell>
          <table:table-cell table:style-name="Tabela11.B2" office:value-type="string">
            <text:p text:style-name="P52">Kurier</text:p>
          </table:table-cell>
        </table:table-row>
        <table:table-row>
          <table:table-cell table:style-name="Tabela11.A2" office:value-type="string">
            <text:p text:style-name="P22">Krótki opis</text:p>
          </table:table-cell>
          <table:table-cell table:style-name="Tabela11.B2" office:value-type="string">
            <text:p text:style-name="P52">Kurier otrzymuje listę przesyłek do <text:span text:style-name="T10">transportu</text:span></text:p>
          </table:table-cell>
        </table:table-row>
        <table:table-row>
          <table:table-cell table:style-name="Tabela11.A2" office:value-type="string">
            <text:p text:style-name="P22">Warunki wstępne</text:p>
          </table:table-cell>
          <table:table-cell table:style-name="Tabela11.B2" office:value-type="string">
            <text:p text:style-name="P52">Kurier posiada konto w systemie</text:p>
          </table:table-cell>
        </table:table-row>
        <table:table-row>
          <table:table-cell table:style-name="Tabela11.A2" office:value-type="string">
            <text:p text:style-name="P22">Warunki końcowe</text:p>
          </table:table-cell>
          <table:table-cell table:style-name="Tabela11.B2" office:value-type="string">
            <text:p text:style-name="P52">Kurier posiada listę przesyłek do <text:span text:style-name="T10">transportu</text:span></text:p>
          </table:table-cell>
        </table:table-row>
        <table:table-row>
          <table:table-cell table:style-name="Tabela11.A2" office:value-type="string">
            <text:p text:style-name="P22">Główny przepływ zdarzeń</text:p>
          </table:table-cell>
          <table:table-cell table:style-name="Tabela11.B2" office:value-type="string">
            <text:list text:style-name="L26">
              <text:list-item>
                <text:p text:style-name="P128"><text:span text:style-name="T8">Kurier </text:span><text:span text:style-name="T7">loguje się </text:span><text:span text:style-name="T8">na swoje konto</text:span></text:p>
              </text:list-item>
              <text:list-item>
                <text:p text:style-name="P133">System generuje listę przesyłek <text:span text:style-name="T10">do transportu</text:span> dla kuriera</text:p>
              </text:list-item>
              <text:list-item>
                <text:p text:style-name="P134">Lista przesyłek <text:span text:style-name="T10">do transportu</text:span> zostaje wyświetlona kurierowi</text:p>
              </text:list-item>
            </text:list>
          </table:table-cell>
        </table:table-row>
        <table:table-row>
          <table:table-cell table:style-name="Tabela11.A2" office:value-type="string">
            <text:p text:style-name="P22">Alternatywne przepływy <text:span text:style-name="T1">zdarzeń</text:span></text:p>
          </table:table-cell>
          <table:table-cell table:style-name="Tabela11.B2" office:value-type="string">
            <text:p text:style-name="P55">-</text:p>
          </table:table-cell>
        </table:table-row>
        <table:table-row>
          <table:table-cell table:style-name="Tabela11.A2" office:value-type="string">
            <text:p text:style-name="P22">Specjalne wymagania</text:p>
          </table:table-cell>
          <table:table-cell table:style-name="Tabela11.B2" office:value-type="string">
            <text:p text:style-name="P55">Listy przesyłek muszą być generowane <text:span text:style-name="T11">w sposób wyznaczania optymalnych tras dla kuriera</text:span> </text:p>
          </table:table-cell>
        </table:table-row>
        <table:table-row table:style-name="Tabela11.10">
          <table:table-cell table:style-name="Tabela11.A2" office:value-type="string">
            <text:p text:style-name="P22">Notatki</text:p>
          </table:table-cell>
          <table:table-cell table:style-name="Tabela11.B2" office:value-type="string">
            <text:p text:style-name="P53">-</text:p>
          </table:table-cell>
        </table:table-row>
      </table:table>
      <text:p text:style-name="P9"/>
      <text:p text:style-name="P1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3">Nazwa</text:p>
          </table:table-cell>
          <table:table-cell table:style-name="Tabela12.B1" office:value-type="string">
            <text:p text:style-name="P53">Aktualizacja stanu przesyłki</text:p>
          </table:table-cell>
        </table:table-row>
        <table:table-row>
          <table:table-cell table:style-name="Tabela12.A2" office:value-type="string">
            <text:p text:style-name="P23">Numer</text:p>
          </table:table-cell>
          <table:table-cell table:style-name="Tabela12.B2" office:value-type="string">
            <text:p text:style-name="P46">1<text:span text:style-name="T11">6</text:span></text:p>
          </table:table-cell>
        </table:table-row>
        <table:table-row>
          <table:table-cell table:style-name="Tabela12.A2" office:value-type="string">
            <text:p text:style-name="P23">Aktorzy</text:p>
          </table:table-cell>
          <table:table-cell table:style-name="Tabela12.B2" office:value-type="string">
            <text:p text:style-name="P53"><text:span text:style-name="T9">Użytkownik </text:span>lub Sortownia</text:p>
          </table:table-cell>
        </table:table-row>
        <table:table-row>
          <table:table-cell table:style-name="Tabela12.A2" office:value-type="string">
            <text:p text:style-name="P23">Krótki opis</text:p>
          </table:table-cell>
          <table:table-cell table:style-name="Tabela12.B2" office:value-type="string">
            <text:p text:style-name="P54">-</text:p>
          </table:table-cell>
        </table:table-row>
        <table:table-row>
          <table:table-cell table:style-name="Tabela12.A2" office:value-type="string">
            <text:p text:style-name="P23">Warunki wstępne</text:p>
          </table:table-cell>
          <table:table-cell table:style-name="Tabela12.B2" office:value-type="string">
            <text:p text:style-name="P53">Przesyłka istnieje</text:p>
          </table:table-cell>
        </table:table-row>
        <table:table-row>
          <table:table-cell table:style-name="Tabela12.A2" office:value-type="string">
            <text:p text:style-name="P23">Warunki końcowe</text:p>
          </table:table-cell>
          <table:table-cell table:style-name="Tabela12.B2" office:value-type="string">
            <text:p text:style-name="P53">Stan przesyłki w rejestrze został zmieniony</text:p>
          </table:table-cell>
        </table:table-row>
        <table:table-row>
          <table:table-cell table:style-name="Tabela12.A2" office:value-type="string">
            <text:p text:style-name="P23">Główny przepływ zdarzeń</text:p>
          </table:table-cell>
          <table:table-cell table:style-name="Tabela12.B2" office:value-type="string">
            <text:list text:style-name="L27">
              <text:list-item>
                <text:p text:style-name="P96">Wybranie numeru przesyłki</text:p>
              </text:list-item>
              <text:list-item>
                <text:p text:style-name="P96">Wprowadzenie nowego stanu</text:p>
              </text:list-item>
            </text:list>
            <text:p text:style-name="P54"/>
          </table:table-cell>
        </table:table-row>
        <table:table-row>
          <table:table-cell table:style-name="Tabela12.A2" office:value-type="string">
            <text:p text:style-name="P23">Alternatywne przepływy <text:span text:style-name="T1">zdarzeń</text:span></text:p>
          </table:table-cell>
          <table:table-cell table:style-name="Tabela12.B2" office:value-type="string">
            <text:p text:style-name="P54">1b. Wybranie przesyłki poprzez zeskanowanie etykiety</text:p>
            <text:list text:style-name="L28">
              <text:list-item>
                <text:p text:style-name="P97">Zostaje wybrana przesyłka o numerze powiązanym z daną etykietą</text:p>
              </text:list-item>
            </text:list>
            <text:p text:style-name="P54">2a. Nowy stan: Odebrana</text:p>
            <text:p text:style-name="P54">2b. Nowy stan: W trasie</text:p>
            <text:p text:style-name="P54">2c. Nowy stan: Dostarczona</text:p>
            <text:p text:style-name="P54"><text:s text:c="4"/>A. Przesyłka za pobraniem </text:p>
            <text:p text:style-name="P54"><text:s text:c="4"/>B. Przesyłka z potwierdzeniem odbioru</text:p>
            <text:p text:style-name="P54">2d. Nowy stan: W sortowni</text:p>
          </table:table-cell>
        </table:table-row>
        <table:table-row>
          <table:table-cell table:style-name="Tabela12.A2" office:value-type="string">
            <text:p text:style-name="P23">Specjalne wymagania</text:p>
          </table:table-cell>
          <table:table-cell table:style-name="Tabela12.B2" office:value-type="string">
            <text:p text:style-name="P46">-</text:p>
          </table:table-cell>
        </table:table-row>
        <table:table-row table:style-name="Tabela12.10">
          <table:table-cell table:style-name="Tabela12.A2" office:value-type="string">
            <text:p text:style-name="P23">Notatki</text:p>
          </table:table-cell>
          <table:table-cell table:style-name="Tabela12.B2" office:value-type="string">
            <text:p text:style-name="P46">-</text:p>
          </table:table-cell>
        </table:table-row>
      </table:table>
      <text:p text:style-name="P10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25T13:28:07.315000000</meta:creation-date>
    <dc:date>2026-03-31T23:46:11.337000000</dc:date>
    <meta:editing-duration>PT1H46M8S</meta:editing-duration>
    <meta:editing-cycles>29</meta:editing-cycles>
    <meta:generator>LibreOffice/24.2.0.3$Windows_X86_64 LibreOffice_project/da48488a73ddd66ea24cf16bbc4f7b9c08e9bea1</meta:generator>
    <meta:document-statistic meta:table-count="16" meta:image-count="0" meta:object-count="0" meta:page-count="10" meta:paragraph-count="428" meta:word-count="1610" meta:character-count="11083" meta:non-whitespace-character-count="9979"/>
  </office:meta>
</office:document-meta>
</file>